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00000007CD43D9DAA.jpg" manifest:media-type="image/jpeg"/>
  <manifest:file-entry manifest:full-path="Pictures/10000000000001210000005893408CB2.png" manifest:media-type="image/png"/>
  <manifest:file-entry manifest:full-path="Pictures/10000000000000DA0000008CAFC6452F.jpg" manifest:media-type="image/jpeg"/>
  <manifest:file-entry manifest:full-path="Pictures/10000000000000C000000060F0C9850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ohit Devanagari" svg:font-family="'Lohit Devanaga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Lohit Devanagari1"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PGothic" svg:font-family="'MS PGothic'" style:font-family-generic="system" style:font-pitch="variable"/>
    <style:font-face style:name="OpenSymbol2" svg:font-family="OpenSymbol"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2681in" style:rel-width="100%" fo:margin-left="-0.0806in" fo:margin-top="0in" fo:margin-bottom="0in" table:align="left" style:writing-mode="lr-tb"/>
    </style:style>
    <style:style style:name="Table1.A" style:family="table-column">
      <style:table-column-properties style:column-width="1.6014in" style:rel-column-width="16744*"/>
    </style:style>
    <style:style style:name="Table1.B" style:family="table-column">
      <style:table-column-properties style:column-width="4.6667in" style:rel-column-width="48790*"/>
    </style:style>
    <style:style style:name="Table1.1" style:family="table-row">
      <style:table-row-properties fo:keep-together="auto"/>
    </style:style>
    <style:style style:name="Table1.A1" style:family="table-cell">
      <style:table-cell-properties fo:background-color="#ffffff" fo:padding-left="0.0465in" fo:padding-right="0.075in" fo:padding-top="0in" fo:padding-bottom="0in" fo:border-left="1pt solid #4f81bd" fo:border-right="1pt solid #4f81bd" fo:border-top="1pt solid #4f81bd" fo:border-bottom="2.25pt solid #4f81bd">
        <style:background-image/>
      </style:table-cell-properties>
    </style:style>
    <style:style style:name="Table1.A2" style:family="table-cell">
      <style:table-cell-properties fo:background-color="#d3dfee" fo:padding-left="0.0465in" fo:padding-right="0.075in" fo:padding-top="0in" fo:padding-bottom="0in" fo:border="1pt solid #4f81bd">
        <style:background-image/>
      </style:table-cell-properties>
    </style:style>
    <style:style style:name="Table1.A3" style:family="table-cell">
      <style:table-cell-properties fo:background-color="#ffffff" fo:padding-left="0.0465in" fo:padding-right="0.075in" fo:padding-top="0in" fo:padding-bottom="0in" fo:border="1pt solid #4f81bd">
        <style:background-image/>
      </style:table-cell-properties>
    </style:style>
    <style:style style:name="Table2" style:family="table">
      <style:table-properties style:width="6.2681in" style:rel-width="100%" fo:margin-left="-0.0806in" fo:margin-top="0in" fo:margin-bottom="0in" table:align="left" style:writing-mode="lr-tb"/>
    </style:style>
    <style:style style:name="Table2.A" style:family="table-column">
      <style:table-column-properties style:column-width="1.6014in" style:rel-column-width="16744*"/>
    </style:style>
    <style:style style:name="Table2.B" style:family="table-column">
      <style:table-column-properties style:column-width="4.6667in" style:rel-column-width="48790*"/>
    </style:style>
    <style:style style:name="Table2.1" style:family="table-row">
      <style:table-row-properties fo:keep-together="auto"/>
    </style:style>
    <style:style style:name="Table2.A1" style:family="table-cell">
      <style:table-cell-properties fo:background-color="#ffffff" fo:padding-left="0.0465in" fo:padding-right="0.075in" fo:padding-top="0in" fo:padding-bottom="0in" fo:border-left="1pt solid #4f81bd" fo:border-right="1pt solid #4f81bd" fo:border-top="1pt solid #4f81bd" fo:border-bottom="2.25pt solid #4f81bd">
        <style:background-image/>
      </style:table-cell-properties>
    </style:style>
    <style:style style:name="Table2.A2" style:family="table-cell">
      <style:table-cell-properties fo:background-color="#d3dfee" fo:padding-left="0.0465in" fo:padding-right="0.075in" fo:padding-top="0in" fo:padding-bottom="0in" fo:border="1pt solid #4f81bd">
        <style:background-image/>
      </style:table-cell-properties>
    </style:style>
    <style:style style:name="Table2.A3" style:family="table-cell">
      <style:table-cell-properties fo:background-color="#ffffff" fo:padding-left="0.0465in" fo:padding-right="0.075in" fo:padding-top="0in" fo:padding-bottom="0in" fo:border="1pt solid #4f81bd">
        <style:background-image/>
      </style:table-cell-properties>
    </style:style>
    <style:style style:name="Table4" style:family="table">
      <style:table-properties style:width="6.2681in" style:rel-width="100%" fo:margin-left="-0.0806in" fo:margin-top="0in" fo:margin-bottom="0in" table:align="left" style:writing-mode="lr-tb"/>
    </style:style>
    <style:style style:name="Table4.A" style:family="table-column">
      <style:table-column-properties style:column-width="1.6014in" style:rel-column-width="16744*"/>
    </style:style>
    <style:style style:name="Table4.B" style:family="table-column">
      <style:table-column-properties style:column-width="4.6667in" style:rel-column-width="48791*"/>
    </style:style>
    <style:style style:name="Table4.1" style:family="table-row">
      <style:table-row-properties fo:keep-together="auto"/>
    </style:style>
    <style:style style:name="Table4.A1" style:family="table-cell">
      <style:table-cell-properties fo:background-color="#ffffff" fo:padding-left="0.0465in" fo:padding-right="0.075in" fo:padding-top="0in" fo:padding-bottom="0in" fo:border-left="1pt solid #4f81bd" fo:border-right="1pt solid #4f81bd" fo:border-top="1pt solid #4f81bd" fo:border-bottom="2.25pt solid #4f81bd">
        <style:background-image/>
      </style:table-cell-properties>
    </style:style>
    <style:style style:name="Table4.A2" style:family="table-cell">
      <style:table-cell-properties fo:background-color="#d3dfee" fo:padding-left="0.0465in" fo:padding-right="0.075in" fo:padding-top="0in" fo:padding-bottom="0in" fo:border="1pt solid #4f81bd">
        <style:background-image/>
      </style:table-cell-properties>
    </style:style>
    <style:style style:name="Table4.A3" style:family="table-cell">
      <style:table-cell-properties fo:background-color="#ffffff" fo:padding-left="0.0465in" fo:padding-right="0.075in" fo:padding-top="0in" fo:padding-bottom="0in" fo:border="1pt solid #4f81bd">
        <style:background-image/>
      </style:table-cell-properties>
    </style:style>
    <style:style style:name="Table6" style:family="table">
      <style:table-properties style:width="6.2681in" style:rel-width="100%" fo:margin-left="-0.0806in" fo:margin-top="0in" fo:margin-bottom="0in" table:align="left" style:writing-mode="lr-tb"/>
    </style:style>
    <style:style style:name="Table6.A" style:family="table-column">
      <style:table-column-properties style:column-width="1.6014in" style:rel-column-width="16744*"/>
    </style:style>
    <style:style style:name="Table6.B" style:family="table-column">
      <style:table-column-properties style:column-width="4.6667in" style:rel-column-width="48791*"/>
    </style:style>
    <style:style style:name="Table6.1" style:family="table-row">
      <style:table-row-properties fo:keep-together="auto"/>
    </style:style>
    <style:style style:name="Table6.A1" style:family="table-cell">
      <style:table-cell-properties fo:background-color="#ffffff" fo:padding-left="0.0465in" fo:padding-right="0.075in" fo:padding-top="0in" fo:padding-bottom="0in" fo:border-left="1pt solid #4f81bd" fo:border-right="1pt solid #4f81bd" fo:border-top="1pt solid #4f81bd" fo:border-bottom="2.25pt solid #4f81bd">
        <style:background-image/>
      </style:table-cell-properties>
    </style:style>
    <style:style style:name="Table6.A2" style:family="table-cell">
      <style:table-cell-properties fo:background-color="#d3dfee" fo:padding-left="0.0465in" fo:padding-right="0.075in" fo:padding-top="0in" fo:padding-bottom="0in" fo:border="1pt solid #4f81bd">
        <style:background-image/>
      </style:table-cell-properties>
    </style:style>
    <style:style style:name="Table6.A3" style:family="table-cell">
      <style:table-cell-properties fo:background-color="#ffffff" fo:padding-left="0.0465in" fo:padding-right="0.075in" fo:padding-top="0in" fo:padding-bottom="0in" fo:border="1pt solid #4f81bd">
        <style:background-image/>
      </style:table-cell-properties>
    </style:style>
    <style:style style:name="Table7" style:family="table">
      <style:table-properties style:width="6.2681in" style:rel-width="100%" fo:margin-left="-0.0806in" fo:margin-top="0in" fo:margin-bottom="0in" table:align="left" style:writing-mode="lr-tb"/>
    </style:style>
    <style:style style:name="Table7.A" style:family="table-column">
      <style:table-column-properties style:column-width="1.6014in" style:rel-column-width="16744*"/>
    </style:style>
    <style:style style:name="Table7.B" style:family="table-column">
      <style:table-column-properties style:column-width="4.6667in" style:rel-column-width="48791*"/>
    </style:style>
    <style:style style:name="Table7.1" style:family="table-row">
      <style:table-row-properties fo:keep-together="auto"/>
    </style:style>
    <style:style style:name="Table7.A1" style:family="table-cell">
      <style:table-cell-properties fo:background-color="#ffffff" fo:padding-left="0.0465in" fo:padding-right="0.075in" fo:padding-top="0in" fo:padding-bottom="0in" fo:border-left="1pt solid #4f81bd" fo:border-right="1pt solid #4f81bd" fo:border-top="1pt solid #4f81bd" fo:border-bottom="2.25pt solid #4f81bd">
        <style:background-image/>
      </style:table-cell-properties>
    </style:style>
    <style:style style:name="Table7.A2" style:family="table-cell">
      <style:table-cell-properties fo:background-color="#d3dfee" fo:padding-left="0.0465in" fo:padding-right="0.075in" fo:padding-top="0in" fo:padding-bottom="0in" fo:border="1pt solid #4f81bd">
        <style:background-image/>
      </style:table-cell-properties>
    </style:style>
    <style:style style:name="Table7.A3" style:family="table-cell">
      <style:table-cell-properties fo:background-color="#ffffff" fo:padding-left="0.0465in" fo:padding-right="0.075in" fo:padding-top="0in" fo:padding-bottom="0in" fo:border="1pt solid #4f81bd">
        <style:background-image/>
      </style:table-cell-properties>
    </style:style>
    <style:style style:name="Table8" style:family="table">
      <style:table-properties style:width="6.2681in" style:rel-width="100%" fo:margin-left="-0.0806in" fo:margin-top="0in" fo:margin-bottom="0in" table:align="left" style:writing-mode="lr-tb"/>
    </style:style>
    <style:style style:name="Table8.A" style:family="table-column">
      <style:table-column-properties style:column-width="1.6014in" style:rel-column-width="16744*"/>
    </style:style>
    <style:style style:name="Table8.B" style:family="table-column">
      <style:table-column-properties style:column-width="4.6667in" style:rel-column-width="48791*"/>
    </style:style>
    <style:style style:name="Table8.1" style:family="table-row">
      <style:table-row-properties fo:keep-together="auto"/>
    </style:style>
    <style:style style:name="Table8.A1" style:family="table-cell">
      <style:table-cell-properties fo:background-color="#ffffff" fo:padding-left="0.0465in" fo:padding-right="0.075in" fo:padding-top="0in" fo:padding-bottom="0in" fo:border-left="1pt solid #4f81bd" fo:border-right="1pt solid #4f81bd" fo:border-top="1pt solid #4f81bd" fo:border-bottom="2.25pt solid #4f81bd">
        <style:background-image/>
      </style:table-cell-properties>
    </style:style>
    <style:style style:name="Table8.A2" style:family="table-cell">
      <style:table-cell-properties fo:background-color="#d3dfee" fo:padding-left="0.0465in" fo:padding-right="0.075in" fo:padding-top="0in" fo:padding-bottom="0in" fo:border="1pt solid #4f81bd">
        <style:background-image/>
      </style:table-cell-properties>
    </style:style>
    <style:style style:name="Table8.A3" style:family="table-cell">
      <style:table-cell-properties fo:background-color="#ffffff" fo:padding-left="0.0465in" fo:padding-right="0.075in" fo:padding-top="0in" fo:padding-bottom="0in" fo:border="1pt solid #4f81bd">
        <style:background-image/>
      </style:table-cell-properties>
    </style:style>
    <style:style style:name="Table9" style:family="table">
      <style:table-properties style:width="6.2681in" style:rel-width="100%" fo:margin-left="-0.0806in" fo:margin-top="0in" fo:margin-bottom="0in" table:align="left" style:writing-mode="lr-tb"/>
    </style:style>
    <style:style style:name="Table9.A" style:family="table-column">
      <style:table-column-properties style:column-width="1.6014in" style:rel-column-width="16744*"/>
    </style:style>
    <style:style style:name="Table9.B" style:family="table-column">
      <style:table-column-properties style:column-width="4.6667in" style:rel-column-width="48791*"/>
    </style:style>
    <style:style style:name="Table9.1" style:family="table-row">
      <style:table-row-properties fo:keep-together="auto"/>
    </style:style>
    <style:style style:name="Table9.A1" style:family="table-cell">
      <style:table-cell-properties fo:background-color="#ffffff" fo:padding-left="0.0465in" fo:padding-right="0.075in" fo:padding-top="0in" fo:padding-bottom="0in" fo:border-left="1pt solid #4f81bd" fo:border-right="1pt solid #4f81bd" fo:border-top="1pt solid #4f81bd" fo:border-bottom="2.25pt solid #4f81bd">
        <style:background-image/>
      </style:table-cell-properties>
    </style:style>
    <style:style style:name="Table9.A2" style:family="table-cell">
      <style:table-cell-properties fo:background-color="#d3dfee" fo:padding-left="0.0465in" fo:padding-right="0.075in" fo:padding-top="0in" fo:padding-bottom="0in" fo:border="1pt solid #4f81bd">
        <style:background-image/>
      </style:table-cell-properties>
    </style:style>
    <style:style style:name="Table9.A3" style:family="table-cell">
      <style:table-cell-properties fo:background-color="#ffffff" fo:padding-left="0.0465in" fo:padding-right="0.075in" fo:padding-top="0in" fo:padding-bottom="0in" fo:border="1pt solid #4f81bd">
        <style:background-image/>
      </style:table-cell-properties>
    </style:style>
    <style:style style:name="Table5" style:family="table">
      <style:table-properties style:width="6.2681in" style:rel-width="100%" fo:margin-left="-0.0806in" fo:margin-top="0in" fo:margin-bottom="0in" table:align="left" style:writing-mode="lr-tb"/>
    </style:style>
    <style:style style:name="Table5.A" style:family="table-column">
      <style:table-column-properties style:column-width="1.6014in" style:rel-column-width="16744*"/>
    </style:style>
    <style:style style:name="Table5.B" style:family="table-column">
      <style:table-column-properties style:column-width="4.6667in" style:rel-column-width="48791*"/>
    </style:style>
    <style:style style:name="Table5.1" style:family="table-row">
      <style:table-row-properties fo:keep-together="auto"/>
    </style:style>
    <style:style style:name="Table5.A1" style:family="table-cell">
      <style:table-cell-properties fo:background-color="#ffffff" fo:padding-left="0.0465in" fo:padding-right="0.075in" fo:padding-top="0in" fo:padding-bottom="0in" fo:border-left="1pt solid #4f81bd" fo:border-right="1pt solid #4f81bd" fo:border-top="1pt solid #4f81bd" fo:border-bottom="2.25pt solid #4f81bd">
        <style:background-image/>
      </style:table-cell-properties>
    </style:style>
    <style:style style:name="Table5.A2" style:family="table-cell">
      <style:table-cell-properties fo:background-color="#d3dfee" fo:padding-left="0.0465in" fo:padding-right="0.075in" fo:padding-top="0in" fo:padding-bottom="0in" fo:border="1pt solid #4f81bd">
        <style:background-image/>
      </style:table-cell-properties>
    </style:style>
    <style:style style:name="Table5.A3" style:family="table-cell">
      <style:table-cell-properties fo:background-color="#ffffff" fo:padding-left="0.0465in" fo:padding-right="0.075in" fo:padding-top="0in" fo:padding-bottom="0in" fo:border="1pt solid #4f81bd">
        <style:background-image/>
      </style:table-cell-properties>
    </style:style>
    <style:style style:name="P1" style:family="paragraph" style:parent-style-name="Standard">
      <style:text-properties fo:color="#00000a" style:font-name="Calibri" fo:font-size="11pt" fo:language="el" fo:country="GR" officeooo:rsid="000a2db9" style:font-name-asian="Calibri1" style:font-size-asian="11pt" style:language-asian="zh" style:country-asian="CN" style:font-name-complex="Calibri1" style:font-size-complex="11pt" style:language-complex="ar" style:country-complex="SA"/>
    </style:style>
    <style:style style:name="P2" style:family="paragraph" style:parent-style-name="Standard">
      <style:text-properties fo:color="#00000a" style:font-name="Cambria" fo:font-size="12pt" fo:language="el" fo:country="GR" style:font-name-asian="Calibri1" style:font-size-asian="12pt" style:language-asian="zh" style:country-asian="CN" style:font-name-complex="Calibri1" style:font-size-complex="12pt" style:language-complex="ar" style:country-complex="SA"/>
    </style:style>
    <style:style style:name="P3" style:family="paragraph" style:parent-style-name="Standard">
      <style:text-properties fo:color="#00000a" style:font-name="Cambria" fo:font-size="11pt" fo:language="el" fo:country="GR" style:font-name-asian="Calibri1" style:font-size-asian="11pt" style:language-asian="zh" style:country-asian="CN" style:font-name-complex="Calibri1" style:font-size-complex="12pt" style:language-complex="ar" style:country-complex="SA"/>
    </style:style>
    <style:style style:name="P4" style:family="paragraph" style:parent-style-name="Standard" style:list-style-name="WWNum4"/>
    <style:style style:name="P5" style:family="paragraph" style:parent-style-name="Standard" style:list-style-name="WWNum5">
      <style:text-properties officeooo:paragraph-rsid="0003cd98"/>
    </style:style>
    <style:style style:name="P6" style:family="paragraph" style:parent-style-name="Standard" style:list-style-name="WWNum6"/>
    <style:style style:name="P7" style:family="paragraph" style:parent-style-name="Standard" style:list-style-name="WWNum6">
      <style:text-properties officeooo:paragraph-rsid="0003cd98"/>
    </style:style>
    <style:style style:name="P8" style:family="paragraph" style:parent-style-name="Standard">
      <style:text-properties officeooo:rsid="0003c6b6" officeooo:paragraph-rsid="0003c6b6"/>
    </style:style>
    <style:style style:name="P9" style:family="paragraph" style:parent-style-name="Standard" style:list-style-name="L1">
      <style:text-properties officeooo:rsid="0003c6b6" officeooo:paragraph-rsid="0003c6b6"/>
    </style:style>
    <style:style style:name="P10" style:family="paragraph" style:parent-style-name="Standard" style:list-style-name="L1">
      <style:text-properties officeooo:rsid="0003c6b6" officeooo:paragraph-rsid="0003cd98"/>
    </style:style>
    <style:style style:name="P11" style:family="paragraph" style:parent-style-name="Standard" style:list-style-name="L2">
      <style:text-properties officeooo:rsid="0003c6b6" officeooo:paragraph-rsid="0003c6b6"/>
    </style:style>
    <style:style style:name="P12" style:family="paragraph" style:parent-style-name="Standard" style:list-style-name="L1">
      <style:text-properties officeooo:paragraph-rsid="0003cd98"/>
    </style:style>
    <style:style style:name="P13" style:family="paragraph" style:parent-style-name="Standard">
      <style:text-properties officeooo:rsid="0003cd98" officeooo:paragraph-rsid="0003cd98"/>
    </style:style>
    <style:style style:name="P14" style:family="paragraph" style:parent-style-name="Standard">
      <style:text-properties officeooo:paragraph-rsid="0003cd98"/>
    </style:style>
    <style:style style:name="P15" style:family="paragraph" style:parent-style-name="Standard">
      <style:text-properties officeooo:paragraph-rsid="000b2920"/>
    </style:style>
    <style:style style:name="P16" style:family="paragraph" style:parent-style-name="Standard">
      <style:paragraph-properties fo:margin-top="0in" fo:margin-bottom="0.0835in" loext:contextual-spacing="false" fo:text-align="end" style:justify-single-word="false"/>
    </style:style>
    <style:style style:name="P17" style:family="paragraph" style:parent-style-name="Standard">
      <style:paragraph-properties fo:margin-top="0in" fo:margin-bottom="0.0835in" loext:contextual-spacing="false" fo:text-align="center" style:justify-single-word="false"/>
    </style:style>
    <style:style style:name="P18" style:family="paragraph" style:parent-style-name="Standard">
      <style:paragraph-properties fo:margin-top="0.0835in" fo:margin-bottom="0.1665in" loext:contextual-spacing="false" fo:text-align="center" style:justify-single-word="false"/>
    </style:style>
    <style:style style:name="P19" style:family="paragraph" style:parent-style-name="Standard" style:master-page-name="Standard">
      <style:paragraph-properties fo:margin-top="0.0835in" fo:margin-bottom="0.1665in" loext:contextual-spacing="false" fo:text-align="center" style:justify-single-word="false" style:page-number="auto"/>
    </style:style>
    <style:style style:name="P20" style:family="paragraph" style:parent-style-name="Standard">
      <style:paragraph-properties fo:margin-top="0in" fo:margin-bottom="0in" loext:contextual-spacing="false" fo:line-height="100%" fo:text-align="center" style:justify-single-word="false" fo:hyphenation-ladder-count="no-limit"/>
      <style:text-properties fo:hyphenate="true" fo:hyphenation-remain-char-count="2" fo:hyphenation-push-char-count="2"/>
    </style:style>
    <style:style style:name="P21" style:family="paragraph" style:parent-style-name="Standard">
      <style:paragraph-properties fo:margin-top="0in" fo:margin-bottom="0in" loext:contextual-spacing="false" fo:line-height="100%" fo:text-align="center" style:justify-single-word="false" fo:hyphenation-ladder-count="no-limit"/>
      <style:text-properties officeooo:paragraph-rsid="0003cd98" fo:hyphenate="true" fo:hyphenation-remain-char-count="2" fo:hyphenation-push-char-count="2"/>
    </style:style>
    <style:style style:name="P22" style:family="paragraph" style:parent-style-name="Standard">
      <style:paragraph-properties fo:margin-top="0in" fo:margin-bottom="0in" loext:contextual-spacing="false" fo:line-height="100%" fo:text-align="center" style:justify-single-word="false" fo:hyphenation-ladder-count="no-limit"/>
      <style:text-properties officeooo:paragraph-rsid="000b2920" fo:hyphenate="true" fo:hyphenation-remain-char-count="2" fo:hyphenation-push-char-count="2"/>
    </style:style>
    <style:style style:name="P23" style:family="paragraph" style:parent-style-name="Standard">
      <style:paragraph-properties fo:margin-top="0in" fo:margin-bottom="0in" loext:contextual-spacing="false" fo:line-height="100%" fo:hyphenation-ladder-count="no-limit"/>
      <style:text-properties fo:hyphenate="true" fo:hyphenation-remain-char-count="2" fo:hyphenation-push-char-count="2"/>
    </style:style>
    <style:style style:name="P24" style:family="paragraph" style:parent-style-name="Standard">
      <style:paragraph-properties fo:margin-top="0in" fo:margin-bottom="0in" loext:contextual-spacing="false" fo:line-height="100%" fo:hyphenation-ladder-count="no-limit"/>
      <style:text-properties officeooo:paragraph-rsid="0003cd98" fo:hyphenate="true" fo:hyphenation-remain-char-count="2" fo:hyphenation-push-char-count="2"/>
    </style:style>
    <style:style style:name="P25" style:family="paragraph" style:parent-style-name="Standard">
      <style:paragraph-properties fo:margin-top="0in" fo:margin-bottom="0in" loext:contextual-spacing="false" fo:line-height="100%" fo:hyphenation-ladder-count="no-limit"/>
      <style:text-properties officeooo:paragraph-rsid="000b2920" fo:hyphenate="true" fo:hyphenation-remain-char-count="2" fo:hyphenation-push-char-count="2"/>
    </style:style>
    <style:style style:name="P26" style:family="paragraph" style:parent-style-name="Standard">
      <style:paragraph-properties fo:margin-top="0in" fo:margin-bottom="0in" loext:contextual-spacing="false" fo:line-height="100%" fo:hyphenation-ladder-count="no-limit"/>
      <style:text-properties fo:color="#365f91" style:font-name="Cambria" fo:font-size="10pt" fo:language="en" fo:country="US" fo:font-weight="bold" style:font-name-asian="MS Gothic" style:font-size-asian="10pt" style:language-asian="en" style:country-asian="US" style:font-weight-asian="bold" style:font-name-complex="Helvetica" style:font-size-complex="12pt" style:language-complex="ar" style:country-complex="SA" fo:hyphenate="true" fo:hyphenation-remain-char-count="2" fo:hyphenation-push-char-count="2"/>
    </style:style>
    <style:style style:name="P27" style:family="paragraph" style:parent-style-name="Standard">
      <style:paragraph-properties fo:margin-top="0in" fo:margin-bottom="0in" loext:contextual-spacing="false" fo:line-height="100%" fo:hyphenation-ladder-count="no-limit"/>
      <style:text-properties fo:color="#365f91" style:font-name="Cambria" fo:font-size="10pt" fo:language="en" fo:country="US" fo:font-weight="bold" officeooo:rsid="0003cd98" officeooo:paragraph-rsid="0003cd98" style:font-name-asian="MS Gothic" style:font-size-asian="10pt" style:language-asian="en" style:country-asian="US" style:font-weight-asian="bold" style:font-name-complex="Helvetica" style:font-size-complex="12pt" style:language-complex="ar" style:country-complex="SA" fo:hyphenate="true" fo:hyphenation-remain-char-count="2" fo:hyphenation-push-char-count="2"/>
    </style:style>
    <style:style style:name="P28" style:family="paragraph" style:parent-style-name="Standard">
      <style:paragraph-properties fo:margin-top="0in" fo:margin-bottom="0in" loext:contextual-spacing="false" fo:line-height="100%" fo:hyphenation-ladder-count="no-limit"/>
      <style:text-properties fo:color="#365f91" style:font-name="Cambria" fo:font-size="10pt" fo:language="en" fo:country="US" fo:font-weight="bold" officeooo:rsid="00079999" officeooo:paragraph-rsid="00079999" style:font-name-asian="MS Gothic" style:font-size-asian="10pt" style:language-asian="en" style:country-asian="US" style:font-weight-asian="bold" style:font-name-complex="Helvetica" style:font-size-complex="12pt" style:language-complex="ar" style:country-complex="SA" fo:hyphenate="true" fo:hyphenation-remain-char-count="2" fo:hyphenation-push-char-count="2"/>
    </style:style>
    <style:style style:name="P29" style:family="paragraph" style:parent-style-name="Standard">
      <style:paragraph-properties fo:margin-top="0in" fo:margin-bottom="0in" loext:contextual-spacing="false" fo:line-height="100%" fo:hyphenation-ladder-count="no-limit"/>
      <style:text-properties fo:color="#365f91" style:font-name="Cambria" fo:font-size="10pt" fo:language="en" fo:country="US" fo:font-weight="bold" officeooo:rsid="00079999" officeooo:paragraph-rsid="000a2db9" style:font-name-asian="MS Gothic" style:font-size-asian="10pt" style:language-asian="en" style:country-asian="US" style:font-weight-asian="bold" style:font-name-complex="Helvetica" style:font-size-complex="12pt" style:language-complex="ar" style:country-complex="SA" fo:hyphenate="true" fo:hyphenation-remain-char-count="2" fo:hyphenation-push-char-count="2"/>
    </style:style>
    <style:style style:name="P30" style:family="paragraph" style:parent-style-name="Standard">
      <style:paragraph-properties fo:margin-top="0in" fo:margin-bottom="0in" loext:contextual-spacing="false" fo:line-height="100%" fo:hyphenation-ladder-count="no-limit"/>
      <style:text-properties fo:color="#365f91" style:font-name="Cambria" fo:font-size="10pt" fo:language="en" fo:country="US" fo:font-weight="bold" officeooo:rsid="00079999" officeooo:paragraph-rsid="000b2920" style:font-name-asian="MS Gothic" style:font-size-asian="10pt" style:language-asian="en" style:country-asian="US" style:font-weight-asian="bold" style:font-name-complex="Helvetica" style:font-size-complex="12pt" style:language-complex="ar" style:country-complex="SA" fo:hyphenate="true" fo:hyphenation-remain-char-count="2" fo:hyphenation-push-char-count="2"/>
    </style:style>
    <style:style style:name="P31" style:family="paragraph" style:parent-style-name="Standard">
      <style:paragraph-properties fo:margin-top="0in" fo:margin-bottom="0in" loext:contextual-spacing="false" fo:line-height="100%" fo:hyphenation-ladder-count="no-limit"/>
      <style:text-properties fo:color="#365f91" style:font-name="Cambria" fo:font-size="10pt" fo:language="en" fo:country="US" fo:font-weight="bold" officeooo:rsid="000b2920" officeooo:paragraph-rsid="000b2920" style:font-name-asian="MS Gothic" style:font-size-asian="10pt" style:language-asian="en" style:country-asian="US" style:font-weight-asian="bold" style:font-name-complex="Helvetica" style:font-size-complex="12pt" style:language-complex="ar" style:country-complex="SA" fo:hyphenate="true" fo:hyphenation-remain-char-count="2" fo:hyphenation-push-char-count="2"/>
    </style:style>
    <style:style style:name="P32" style:family="paragraph" style:parent-style-name="Standard">
      <style:paragraph-properties fo:margin-top="0in" fo:margin-bottom="0in" loext:contextual-spacing="false" fo:line-height="100%" fo:text-align="start" style:justify-single-word="false" fo:hyphenation-ladder-count="no-limit"/>
      <style:text-properties fo:color="#365f91" style:font-name="Cambria" fo:font-size="11pt" fo:language="el" fo:country="GR" fo:font-weight="bold" officeooo:paragraph-rsid="0003cd98" style:font-name-asian="Calibri1" style:font-size-asian="11pt" style:language-asian="zh" style:country-asian="CN" style:font-weight-asian="bold" style:font-name-complex="Calibri1" style:font-size-complex="11pt" style:language-complex="ar" style:country-complex="SA" style:font-weight-complex="bold" fo:hyphenate="true" fo:hyphenation-remain-char-count="2" fo:hyphenation-push-char-count="2"/>
    </style:style>
    <style:style style:name="P33" style:family="paragraph" style:parent-style-name="Standard">
      <style:paragraph-properties fo:margin-top="0in" fo:margin-bottom="0in" loext:contextual-spacing="false" fo:line-height="100%" fo:hyphenation-ladder-count="no-limit"/>
      <style:text-properties style:font-name="Calibri" fo:hyphenate="true" fo:hyphenation-remain-char-count="2" fo:hyphenation-push-char-count="2"/>
    </style:style>
    <style:style style:name="P34" style:family="paragraph" style:parent-style-name="Standard">
      <style:paragraph-properties fo:margin-top="0in" fo:margin-bottom="0in" loext:contextual-spacing="false" fo:line-height="100%" fo:hyphenation-ladder-count="no-limit"/>
      <style:text-properties style:font-name="Calibri" officeooo:paragraph-rsid="0003cd98" fo:hyphenate="true" fo:hyphenation-remain-char-count="2" fo:hyphenation-push-char-count="2"/>
    </style:style>
    <style:style style:name="P35" style:family="paragraph" style:parent-style-name="Standard">
      <style:paragraph-properties fo:margin-top="0in" fo:margin-bottom="0in" loext:contextual-spacing="false" fo:line-height="100%" fo:hyphenation-ladder-count="no-limit"/>
      <style:text-properties style:font-name="Calibri" officeooo:paragraph-rsid="000b2920" fo:hyphenate="true" fo:hyphenation-remain-char-count="2" fo:hyphenation-push-char-count="2"/>
    </style:style>
    <style:style style:name="P36" style:family="paragraph" style:parent-style-name="Standard">
      <style:paragraph-properties fo:margin-top="0in" fo:margin-bottom="0.139in" loext:contextual-spacing="false" fo:line-height="115%" fo:hyphenation-ladder-count="no-limit"/>
      <style:text-properties fo:hyphenate="true" fo:hyphenation-remain-char-count="2" fo:hyphenation-push-char-count="2"/>
    </style:style>
    <style:style style:name="P37" style:family="paragraph" style:parent-style-name="Standard">
      <style:paragraph-properties fo:margin-left="0.9846in" fo:margin-right="0in" fo:text-indent="-0.9846in" style:auto-text-indent="false"/>
    </style:style>
    <style:style style:name="P38" style:family="paragraph" style:parent-style-name="Standard">
      <style:paragraph-properties fo:margin-left="0.9846in" fo:margin-right="0in" fo:text-indent="-0.9846in" style:auto-text-indent="false"/>
      <style:text-properties fo:color="#00000a" style:font-name="Cambria" fo:font-size="11pt" fo:language="el" fo:country="GR" style:font-name-asian="Calibri1" style:font-size-asian="11pt" style:language-asian="zh" style:country-asian="CN" style:font-name-complex="Calibri1" style:font-size-complex="11pt" style:language-complex="ar" style:country-complex="SA"/>
    </style:style>
    <style:style style:name="P39" style:family="paragraph" style:parent-style-name="Heading_20_1">
      <style:paragraph-properties fo:margin-top="0.3335in" fo:margin-bottom="0.0835in" loext:contextual-spacing="false" fo:text-align="start" style:justify-single-word="false" fo:hyphenation-ladder-count="no-limit"/>
      <style:text-properties fo:hyphenate="true" fo:hyphenation-remain-char-count="2" fo:hyphenation-push-char-count="2"/>
    </style:style>
    <style:style style:name="P40" style:family="paragraph" style:parent-style-name="Header">
      <style:paragraph-properties fo:margin-top="0in" fo:margin-bottom="0in" loext:contextual-spacing="false" fo:text-align="center" style:justify-single-word="false"/>
    </style:style>
    <style:style style:name="P41" style:family="paragraph" style:parent-style-name="Header">
      <style:paragraph-properties fo:margin-top="0in" fo:margin-bottom="0in" loext:contextual-spacing="false" fo:text-align="center" style:justify-single-word="false" fo:padding-left="0in" fo:padding-right="0in" fo:padding-top="0in" fo:padding-bottom="0.0138in" fo:border-left="none" fo:border-right="none" fo:border-top="none" fo:border-bottom="0.51pt solid #00000a"/>
    </style:style>
    <style:style style:name="P42" style:family="paragraph" style:parent-style-name="Header">
      <style:paragraph-properties fo:margin-top="0in" fo:margin-bottom="0in" loext:contextual-spacing="false" fo:text-align="center" style:justify-single-word="false" fo:padding-left="0in" fo:padding-right="0in" fo:padding-top="0in" fo:padding-bottom="0.0138in" fo:border-left="none" fo:border-right="none" fo:border-top="none" fo:border-bottom="0.51pt solid #00000a"/>
      <style:text-properties fo:color="#00000a" style:font-name="Calibri" fo:font-size="12pt" fo:language="el" fo:country="GR" style:font-name-asian="Calibri1" style:font-size-asian="12pt" style:language-asian="zh" style:country-asian="CN" style:font-name-complex="Calibri1" style:font-size-complex="12pt" style:language-complex="ar" style:country-complex="SA"/>
    </style:style>
    <style:style style:name="P43" style:family="paragraph" style:parent-style-name="List_20_Paragraph" style:list-style-name="WWNum1">
      <style:paragraph-properties fo:margin-left="0.2957in" fo:margin-right="0in" fo:margin-top="0in" fo:margin-bottom="0.139in" loext:contextual-spacing="false" fo:line-height="115%" fo:hyphenation-ladder-count="no-limit" fo:text-indent="-0.25in" style:auto-text-indent="false"/>
      <style:text-properties fo:hyphenate="true" fo:hyphenation-remain-char-count="2" fo:hyphenation-push-char-count="2"/>
    </style:style>
    <style:style style:name="P44" style:family="paragraph" style:parent-style-name="List_20_Paragraph">
      <style:paragraph-properties fo:margin-left="0.2957in" fo:margin-right="0in" fo:margin-top="0in" fo:margin-bottom="0.139in" loext:contextual-spacing="false" fo:line-height="115%" fo:hyphenation-ladder-count="no-limit" fo:text-indent="-0.25in" style:auto-text-indent="false"/>
      <style:text-properties officeooo:paragraph-rsid="000a2db9" fo:hyphenate="true" fo:hyphenation-remain-char-count="2" fo:hyphenation-push-char-count="2"/>
    </style:style>
    <style:style style:name="P45" style:family="paragraph" style:parent-style-name="List_20_Paragraph">
      <style:paragraph-properties fo:margin-left="0.2957in" fo:margin-right="0in" fo:margin-top="0in" fo:margin-bottom="0.139in" loext:contextual-spacing="false" fo:line-height="115%" fo:hyphenation-ladder-count="no-limit" fo:text-indent="-0.25in" style:auto-text-indent="false"/>
      <style:text-properties officeooo:paragraph-rsid="0012c8fc" fo:hyphenate="true" fo:hyphenation-remain-char-count="2" fo:hyphenation-push-char-count="2"/>
    </style:style>
    <style:style style:name="P46" style:family="paragraph" style:parent-style-name="List_20_Paragraph">
      <style:paragraph-properties fo:margin-left="0.2957in" fo:margin-right="0in" fo:margin-top="0in" fo:margin-bottom="0.139in" loext:contextual-spacing="false" fo:line-height="115%" fo:hyphenation-ladder-count="no-limit" fo:text-indent="-0.25in" style:auto-text-indent="false"/>
      <style:text-properties fo:color="#000000" officeooo:paragraph-rsid="000a2db9" fo:hyphenate="true" fo:hyphenation-remain-char-count="2" fo:hyphenation-push-char-count="2"/>
    </style:style>
    <style:style style:name="P47" style:family="paragraph" style:parent-style-name="List_20_Paragraph">
      <style:paragraph-properties fo:margin-left="0.2957in" fo:margin-right="0in" fo:margin-top="0in" fo:margin-bottom="0.139in" loext:contextual-spacing="false" fo:line-height="115%" fo:hyphenation-ladder-count="no-limit" fo:text-indent="-0.25in" style:auto-text-indent="false"/>
      <style:text-properties fo:color="#000000" fo:font-weight="normal" officeooo:paragraph-rsid="000a2db9" style:font-weight-asian="normal" style:font-weight-complex="normal" fo:hyphenate="true" fo:hyphenation-remain-char-count="2" fo:hyphenation-push-char-count="2"/>
    </style:style>
    <style:style style:name="P48" style:family="paragraph" style:parent-style-name="List_20_Paragraph" style:list-style-name="WWNum1">
      <style:paragraph-properties fo:margin-left="0.2957in" fo:margin-right="0in" fo:margin-top="0in" fo:margin-bottom="0.139in" loext:contextual-spacing="false" fo:line-height="115%" fo:hyphenation-ladder-count="no-limit" fo:text-indent="-0.25in" style:auto-text-indent="false" fo:break-before="page"/>
      <style:text-properties officeooo:paragraph-rsid="000b2920" fo:hyphenate="true" fo:hyphenation-remain-char-count="2" fo:hyphenation-push-char-count="2"/>
    </style:style>
    <style:style style:name="P49" style:family="paragraph" style:parent-style-name="List_20_Paragraph" style:list-style-name="WWNum1">
      <style:paragraph-properties fo:margin-left="0.2957in" fo:margin-right="0in" fo:text-indent="-0.25in" style:auto-text-indent="false"/>
    </style:style>
    <style:style style:name="P50" style:family="paragraph" style:parent-style-name="List_20_Paragraph">
      <style:paragraph-properties fo:margin-left="0.2957in" fo:margin-right="0in" fo:margin-top="0in" fo:margin-bottom="0.139in" loext:contextual-spacing="false" fo:line-height="115%" fo:hyphenation-ladder-count="no-limit" fo:text-indent="-0.2957in" style:auto-text-indent="false"/>
      <style:text-properties fo:color="#365f91" style:font-name="Cambria" fo:font-size="11pt" fo:language="el" fo:country="GR" fo:font-weight="bold" style:font-name-asian="Calibri1" style:font-size-asian="11pt" style:language-asian="zh" style:country-asian="CN" style:font-weight-asian="bold" style:font-name-complex="Calibri1" style:font-size-complex="10.5pt" style:language-complex="ar" style:country-complex="SA" style:font-weight-complex="bold" fo:hyphenate="true" fo:hyphenation-remain-char-count="2" fo:hyphenation-push-char-count="2"/>
    </style:style>
    <style:style style:name="P51" style:family="paragraph" style:parent-style-name="List_20_Paragraph">
      <style:paragraph-properties fo:margin-left="0.2957in" fo:margin-right="0in" fo:margin-top="0in" fo:margin-bottom="0.139in" loext:contextual-spacing="false" fo:line-height="115%" fo:hyphenation-ladder-count="no-limit" fo:text-indent="-0.2957in" style:auto-text-indent="false"/>
      <style:text-properties fo:color="#000000" style:font-name="Cambria" fo:font-size="11pt" fo:language="el" fo:country="GR" fo:font-weight="bold" officeooo:rsid="000a2db9" officeooo:paragraph-rsid="000a2db9" style:font-name-asian="Calibri1" style:font-size-asian="11pt" style:language-asian="zh" style:country-asian="CN" style:font-weight-asian="bold" style:font-name-complex="Calibri1" style:font-size-complex="10.5pt" style:language-complex="ar" style:country-complex="SA" style:font-weight-complex="bold" fo:hyphenate="true" fo:hyphenation-remain-char-count="2" fo:hyphenation-push-char-count="2"/>
    </style:style>
    <style:style style:name="P52" style:family="paragraph" style:parent-style-name="List_20_Paragraph">
      <style:paragraph-properties fo:margin-left="0.2957in" fo:margin-right="0in" fo:margin-top="0in" fo:margin-bottom="0.139in" loext:contextual-spacing="false" fo:line-height="115%" fo:hyphenation-ladder-count="no-limit" fo:text-indent="0in" style:auto-text-indent="false"/>
      <style:text-properties fo:color="#365f91" style:font-name="Cambria" fo:font-size="11pt" fo:language="el" fo:country="GR" fo:font-weight="bold" officeooo:paragraph-rsid="0003cd98" style:font-name-asian="Calibri1" style:font-size-asian="11pt" style:language-asian="zh" style:country-asian="CN" style:font-weight-asian="bold" style:font-name-complex="Calibri1" style:font-size-complex="11pt" style:language-complex="ar" style:country-complex="SA" style:font-weight-complex="bold" fo:hyphenate="true" fo:hyphenation-remain-char-count="2" fo:hyphenation-push-char-count="2"/>
    </style:style>
    <style:style style:name="P53" style:family="paragraph" style:parent-style-name="H1">
      <style:paragraph-properties fo:text-align="center" style:justify-single-word="false"/>
      <style:text-properties fo:color="#365f91" style:font-name="Cambria" fo:font-size="14pt" fo:language="el" fo:country="GR" fo:font-weight="bold" style:font-name-asian="ＭＳ ゴシック" style:font-size-asian="14pt" style:language-asian="zh" style:country-asian="CN" style:font-weight-asian="bold" style:font-name-complex="F" style:font-size-complex="22pt" style:language-complex="ar" style:country-complex="SA" style:font-weight-complex="bold"/>
    </style:style>
    <style:style style:name="P54" style:family="paragraph" style:parent-style-name="Normal_20__28_Web_29_">
      <style:paragraph-properties fo:margin-top="0in" fo:margin-bottom="0in" loext:contextual-spacing="false"/>
    </style:style>
    <style:style style:name="P55" style:family="paragraph" style:parent-style-name="References" style:list-style-name="WWNum1">
      <style:paragraph-properties fo:margin-left="0in" fo:margin-right="0in" fo:margin-top="0in" fo:margin-bottom="0.139in" loext:contextual-spacing="false" fo:line-height="115%" fo:hyphenation-ladder-count="no-limit" fo:text-indent="0.2in" style:auto-text-indent="false"/>
      <style:text-properties officeooo:paragraph-rsid="001406cf" fo:hyphenate="true" fo:hyphenation-remain-char-count="2" fo:hyphenation-push-char-count="2"/>
    </style:style>
    <style:style style:name="T1" style:family="text">
      <style:text-properties style:font-name="Cambria" fo:language="el" fo:country="GR" fo:font-weight="bold" style:font-weight-asian="bold"/>
    </style:style>
    <style:style style:name="T2" style:family="text">
      <style:text-properties style:font-name="Cambria" fo:font-size="11pt" fo:language="el" fo:country="GR" style:font-size-asian="11pt"/>
    </style:style>
    <style:style style:name="T3" style:family="text">
      <style:text-properties style:font-name="Cambria" fo:font-size="11pt" fo:language="el" fo:country="GR" style:font-size-asian="11pt" style:font-size-complex="11pt"/>
    </style:style>
    <style:style style:name="T4" style:family="text">
      <style:text-properties style:font-name="Cambria" fo:font-size="11pt" fo:language="el" fo:country="GR" officeooo:rsid="0003cd98" style:font-size-asian="11pt" style:font-size-complex="11pt"/>
    </style:style>
    <style:style style:name="T5" style:family="text">
      <style:text-properties style:font-name="Cambria" fo:font-size="11pt" fo:language="el" fo:country="GR" officeooo:rsid="0003c6b6" style:font-size-asian="11pt"/>
    </style:style>
    <style:style style:name="T6" style:family="text">
      <style:text-properties style:font-name="Cambria" fo:font-size="11pt" fo:language="el" fo:country="GR" officeooo:rsid="0003cd98" style:font-size-asian="11pt"/>
    </style:style>
    <style:style style:name="T7" style:family="text">
      <style:text-properties style:font-name="Cambria" fo:font-size="11pt" fo:language="el" fo:country="GR" officeooo:rsid="00051cf8" style:font-size-asian="11pt"/>
    </style:style>
    <style:style style:name="T8" style:family="text">
      <style:text-properties style:font-name="Cambria" fo:font-size="11pt" fo:language="el" fo:country="GR" officeooo:rsid="00058cff" style:font-size-asian="11pt"/>
    </style:style>
    <style:style style:name="T9" style:family="text">
      <style:text-properties style:font-name="Cambria" fo:font-size="11pt" fo:language="el" fo:country="GR" officeooo:rsid="00061753" style:font-size-asian="11pt"/>
    </style:style>
    <style:style style:name="T10" style:family="text">
      <style:text-properties style:font-name="Cambria" fo:font-size="11pt" fo:language="el" fo:country="GR" officeooo:rsid="00079999" style:font-size-asian="11pt"/>
    </style:style>
    <style:style style:name="T11" style:family="text">
      <style:text-properties style:font-name="Cambria" fo:font-size="11pt" fo:language="el" fo:country="GR" officeooo:rsid="000ce410" style:font-size-asian="11pt"/>
    </style:style>
    <style:style style:name="T12" style:family="text">
      <style:text-properties style:font-name="Cambria" fo:font-size="11pt" fo:language="el" fo:country="GR" officeooo:rsid="000e41d6" style:font-size-asian="11pt"/>
    </style:style>
    <style:style style:name="T13" style:family="text">
      <style:text-properties style:font-name="Cambria" fo:font-size="11pt" fo:language="el" fo:country="GR" officeooo:rsid="000f72cb" style:font-size-asian="11pt"/>
    </style:style>
    <style:style style:name="T14" style:family="text">
      <style:text-properties style:font-name="Cambria" fo:font-size="11pt" fo:language="el" fo:country="GR" officeooo:rsid="0010c628" style:font-size-asian="11pt"/>
    </style:style>
    <style:style style:name="T15" style:family="text">
      <style:text-properties style:font-name="Cambria" fo:font-size="11pt" fo:language="el" fo:country="GR" officeooo:rsid="00115529" style:font-size-asian="11pt"/>
    </style:style>
    <style:style style:name="T16" style:family="text">
      <style:text-properties style:font-name="Cambria" fo:font-size="11pt" fo:language="el" fo:country="GR" officeooo:rsid="00116433" style:font-size-asian="11pt"/>
    </style:style>
    <style:style style:name="T17" style:family="text">
      <style:text-properties style:font-name="Cambria" fo:font-size="11pt" fo:language="el" fo:country="GR" fo:font-weight="bold" style:font-size-asian="11pt" style:font-weight-asian="bold" style:font-size-complex="11pt" style:font-weight-complex="bold"/>
    </style:style>
    <style:style style:name="T18" style:family="text">
      <style:text-properties style:font-name="Cambria" fo:font-size="11pt" fo:language="el" fo:country="GR" fo:font-weight="bold" officeooo:rsid="000a2db9" style:font-name-asian="Calibri1" style:font-size-asian="11pt" style:language-asian="zh" style:country-asian="CN" style:font-weight-asian="bold" style:font-name-complex="Calibri1" style:font-size-complex="10.5pt" style:language-complex="ar" style:country-complex="SA" style:font-weight-complex="bold"/>
    </style:style>
    <style:style style:name="T19" style:family="text">
      <style:text-properties style:font-name="Cambria" fo:font-size="11pt" fo:language="el" fo:country="GR" fo:background-color="#ffff00" loext:char-shading-value="0" style:font-size-asian="11pt"/>
    </style:style>
    <style:style style:name="T20" style:family="text">
      <style:text-properties style:font-name="Cambria" fo:font-size="11pt" fo:language="el" fo:country="GR" style:text-underline-style="solid" style:text-underline-width="auto" style:text-underline-color="font-color" fo:font-weight="bold" style:font-size-asian="11pt" style:font-weight-asian="bold" style:font-weight-complex="bold"/>
    </style:style>
    <style:style style:name="T21" style:family="text">
      <style:text-properties style:font-name="Cambria" fo:font-size="11pt" fo:language="el" fo:country="GR" style:text-underline-style="solid" style:text-underline-width="auto" style:text-underline-color="font-color" fo:font-weight="bold" officeooo:rsid="0003c6b6" style:font-size-asian="11pt" style:font-weight-asian="bold" style:font-weight-complex="bold"/>
    </style:style>
    <style:style style:name="T22" style:family="text">
      <style:text-properties style:font-name="Cambria" fo:font-size="11pt" fo:language="el" fo:country="GR" fo:font-style="italic" style:font-size-asian="11pt" style:font-style-asian="italic" style:font-style-complex="italic"/>
    </style:style>
    <style:style style:name="T23" style:family="text">
      <style:text-properties style:font-name="Cambria" fo:font-size="11pt" fo:language="el" fo:country="GR" fo:background-color="transparent" loext:char-shading-value="0" style:font-size-asian="11pt"/>
    </style:style>
    <style:style style:name="T24" style:family="text">
      <style:text-properties style:font-name="Cambria" fo:font-size="11pt" fo:language="el" fo:country="GR" officeooo:rsid="00079999" fo:background-color="transparent" loext:char-shading-value="0" style:font-size-asian="11pt"/>
    </style:style>
    <style:style style:name="T25" style:family="text">
      <style:text-properties style:font-name="Cambria" fo:font-size="11pt" fo:language="el" fo:country="GR" officeooo:rsid="000a2db9" style:font-name-asian="Calibri1" style:font-size-asian="11pt" style:language-asian="zh" style:country-asian="CN" style:font-name-complex="Calibri1" style:font-size-complex="10.5pt" style:language-complex="ar" style:country-complex="SA"/>
    </style:style>
    <style:style style:name="T26" style:family="text">
      <style:text-properties style:font-name="Cambria" fo:font-weight="bold" style:font-weight-asian="bold" style:font-size-complex="10.5pt" style:font-weight-complex="bold"/>
    </style:style>
    <style:style style:name="T27" style:family="text">
      <style:text-properties style:font-name="Cambria" fo:font-style="italic" fo:font-weight="bold" style:font-weight-asian="bold" style:font-size-complex="10.5pt" style:font-weight-complex="bold"/>
    </style:style>
    <style:style style:name="T28" style:family="text">
      <style:text-properties style:font-name="Cambria" fo:font-style="italic" fo:font-weight="bold" style:font-size-complex="10.5pt"/>
    </style:style>
    <style:style style:name="T29" style:family="text">
      <style:text-properties style:font-name="Cambria" fo:font-style="italic" style:font-size-complex="10.5pt"/>
    </style:style>
    <style:style style:name="T30" style:family="text">
      <style:text-properties style:font-name="Cambria" style:font-size-complex="10.5pt"/>
    </style:style>
    <style:style style:name="T31" style:family="text">
      <style:text-properties fo:color="#365f91" style:font-name="Cambria" fo:font-size="14pt" fo:language="el" fo:country="GR" style:font-size-asian="14pt" style:language-asian="en" style:country-asian="US" style:font-size-complex="14pt"/>
    </style:style>
    <style:style style:name="T32" style:family="text">
      <style:text-properties fo:color="#365f91" style:font-name="Cambria" fo:language="el" fo:country="GR" fo:font-weight="bold" style:font-weight-asian="bold" style:font-size-complex="10.5pt" style:font-weight-complex="bold"/>
    </style:style>
    <style:style style:name="T33" style:family="text">
      <style:text-properties fo:color="#365f91" style:font-name="Cambria" fo:language="el" fo:country="GR" fo:font-weight="bold" style:font-name-asian="MS Gothic" style:language-asian="en" style:country-asian="US" style:font-weight-asian="bold" style:font-name-complex="Helvetica" style:font-weight-complex="bold"/>
    </style:style>
    <style:style style:name="T34" style:family="text">
      <style:text-properties fo:color="#365f91" style:font-name="Cambria" fo:language="el" fo:country="GR" style:font-name-asian="MS Gothic" style:language-asian="en" style:country-asian="US" style:font-name-complex="Helvetica"/>
    </style:style>
    <style:style style:name="T35" style:family="text">
      <style:text-properties fo:color="#365f91" style:font-name="Cambria" fo:font-size="10pt" fo:language="el" fo:country="GR" fo:font-weight="bold" style:font-name-asian="MS Gothic" style:font-size-asian="10pt" style:language-asian="en" style:country-asian="US" style:font-weight-asian="bold" style:font-name-complex="Helvetica" style:font-size-complex="10pt" style:font-weight-complex="bold"/>
    </style:style>
    <style:style style:name="T36" style:family="text">
      <style:text-properties fo:color="#365f91" style:font-name="Cambria" fo:font-size="10pt" fo:language="el" fo:country="GR" style:font-name-asian="MS Gothic" style:font-size-asian="10pt" style:language-asian="en" style:country-asian="US" style:font-name-complex="Helvetica"/>
    </style:style>
    <style:style style:name="T37" style:family="text">
      <style:text-properties fo:color="#365f91" style:font-name="Cambria" fo:font-size="10pt" fo:language="el" fo:country="GR" style:font-name-asian="MS Gothic" style:font-size-asian="10pt" style:language-asian="en" style:country-asian="US" style:font-name-complex="Helvetica" style:font-size-complex="10pt"/>
    </style:style>
    <style:style style:name="T38" style:family="text">
      <style:text-properties fo:color="#365f91" style:font-name="Cambria" fo:font-size="10pt" style:font-name-asian="MS Gothic" style:font-size-asian="10pt" style:language-asian="en" style:country-asian="US" style:font-name-complex="Helvetica"/>
    </style:style>
    <style:style style:name="T39" style:family="text">
      <style:text-properties fo:color="#365f91" style:font-name="Cambria" fo:font-size="10pt" style:font-name-asian="MS Gothic" style:font-size-asian="10pt" style:language-asian="en" style:country-asian="US" style:font-name-complex="Helvetica" style:font-size-complex="10pt"/>
    </style:style>
    <style:style style:name="T40" style:family="text">
      <style:text-properties fo:color="#365f91" style:font-name="Cambria" fo:font-size="11pt" fo:language="el" fo:country="GR" style:font-size-asian="11pt"/>
    </style:style>
    <style:style style:name="T41" style:family="text">
      <style:text-properties fo:color="#365f91" style:font-name="Cambria" fo:font-size="11pt" fo:language="el" fo:country="GR" fo:font-weight="bold" style:font-size-asian="11pt" style:font-weight-asian="bold" style:font-size-complex="11pt" style:font-weight-complex="bold"/>
    </style:style>
    <style:style style:name="T42" style:family="text">
      <style:text-properties fo:color="#365f91" style:font-name="Cambria" fo:font-size="11pt" fo:language="el" fo:country="GR" fo:font-weight="bold" style:font-size-asian="11pt" style:font-weight-asian="bold" style:font-size-complex="10.5pt" style:font-weight-complex="bold"/>
    </style:style>
    <style:style style:name="T43" style:family="text">
      <style:text-properties fo:color="#365f91" style:font-name="Cambria" fo:font-size="11pt" fo:language="el" fo:country="GR" fo:font-weight="bold" style:font-size-asian="11pt" style:font-weight-asian="bold"/>
    </style:style>
    <style:style style:name="T44" style:family="text">
      <style:text-properties fo:color="#365f91" style:font-name="Cambria" fo:font-size="11pt" fo:language="el" fo:country="GR" fo:font-weight="bold" officeooo:rsid="000a2db9" style:font-name-asian="Calibri1" style:font-size-asian="11pt" style:language-asian="zh" style:country-asian="CN" style:font-weight-asian="bold" style:font-name-complex="Calibri1" style:font-size-complex="10.5pt" style:language-complex="ar" style:country-complex="SA" style:font-weight-complex="bold"/>
    </style:style>
    <style:style style:name="T45" style:family="text">
      <style:text-properties fo:color="#365f91" style:font-name="Cambria" fo:font-weight="bold" style:font-weight-asian="bold" style:font-size-complex="10.5pt" style:font-weight-complex="bold"/>
    </style:style>
    <style:style style:name="T46" style:family="text">
      <style:text-properties fo:color="#365f91" style:font-name="Cambria" fo:font-style="italic" fo:font-weight="bold" style:font-weight-asian="bold" style:font-size-complex="10.5pt" style:font-weight-complex="bold"/>
    </style:style>
    <style:style style:name="T47" style:family="text">
      <style:text-properties fo:color="#365f91" fo:font-size="10pt" fo:language="el" fo:country="GR" fo:font-weight="bold" style:font-name-asian="MS Gothic" style:font-size-asian="10pt" style:language-asian="en" style:country-asian="US" style:font-weight-asian="bold" style:font-name-complex="Helvetica" style:font-size-complex="10pt" style:font-weight-complex="bold"/>
    </style:style>
    <style:style style:name="T48" style:family="text">
      <style:text-properties fo:color="#365f91" fo:font-size="10pt" fo:font-weight="bold" style:font-name-asian="MS Gothic" style:font-size-asian="10pt" style:language-asian="en" style:country-asian="US" style:font-weight-asian="bold" style:font-name-complex="Helvetica" style:font-size-complex="10pt" style:font-weight-complex="bold"/>
    </style:style>
    <style:style style:name="T49" style:family="text">
      <style:text-properties fo:color="#365f91" style:text-position="super 58%" style:font-name="Cambria" fo:font-size="11pt" fo:language="el" fo:country="GR" fo:font-weight="bold" style:font-size-asian="11pt" style:font-weight-asian="bold" style:font-size-complex="11pt" style:font-weight-complex="bold"/>
    </style:style>
    <style:style style:name="T50" style:family="text">
      <style:text-properties style:font-name="Tahoma" fo:font-size="8pt" style:font-size-asian="8pt" style:font-name-complex="Tahoma1" style:font-size-complex="8pt"/>
    </style:style>
    <style:style style:name="T51" style:family="text">
      <style:text-properties fo:font-style="normal" style:font-style-asian="normal" style:font-style-complex="normal"/>
    </style:style>
    <style:style style:name="T52" style:family="text">
      <style:text-properties officeooo:rsid="00079999"/>
    </style:style>
    <style:style style:name="T53" style:family="text">
      <style:text-properties fo:color="#000000" style:font-name="Cambria" fo:font-style="italic" style:font-weight-asian="normal" style:font-size-complex="10.5pt" style:font-weight-complex="normal"/>
    </style:style>
    <style:style style:name="T54" style:family="text">
      <style:text-properties fo:color="#000000" style:font-name="Cambria" fo:font-style="italic" fo:font-weight="normal" style:font-weight-asian="normal" style:font-size-complex="10.5pt" style:font-weight-complex="normal"/>
    </style:style>
    <style:style style:name="T55" style:family="text">
      <style:text-properties fo:color="#000000" style:font-name="Cambria" fo:font-size="14pt" fo:font-style="italic" style:font-size-asian="14pt" style:font-weight-asian="normal" style:font-size-complex="14pt" style:font-weight-complex="normal"/>
    </style:style>
    <style:style style:name="T56" style:family="text">
      <style:text-properties fo:color="#000000" style:font-name="Cambria" fo:font-size="14pt" fo:font-style="italic" style:font-size-asian="14pt" style:font-style-asian="italic" style:font-weight-asian="normal" style:font-size-complex="14pt" style:font-weight-complex="normal"/>
    </style:style>
    <style:style style:name="T57" style:family="text">
      <style:text-properties fo:color="#000000" style:font-name="Cambria" fo:font-size="14pt" fo:font-style="italic" style:font-name-asian="MS PGothic" style:font-size-asian="14pt" style:font-weight-asian="normal" style:font-size-complex="14pt" style:font-weight-complex="bold"/>
    </style:style>
    <style:style style:name="T58" style:family="text">
      <style:text-properties fo:color="#000000" style:font-name="Cambria" fo:font-size="14pt" fo:font-style="italic" style:font-name-asian="MS PGothic" style:font-size-asian="14pt" style:font-weight-asian="normal" style:font-size-complex="14pt"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office:automatic-styles>
  <office:body>
    <office:text text:use-soft-page-breaks="true">
      <text:tracked-changes text:track-changes="false">
        <text:changed-region xml:id="ct62529184" text:id="ct62529184">
          <text:insertion>
            <office:change-info>
              <dc:creator>Unknown Author</dc:creator>
              <dc:date>2015-10-30T15:29:00</dc:date>
            </office:change-info>
          </text:insertion>
        </text:changed-region>
        <text:changed-region xml:id="ct54891072" text:id="ct54891072">
          <text:insertion>
            <office:change-info>
              <dc:creator>Unknown Author</dc:creator>
              <dc:date>2015-10-30T15: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Διαγωνισμός Αξιοποίησης Προηγμένων Ψηφιακών Υπηρεσιών </text:span></text:p>
      <text:p text:style-name="P18"><text:span text:style-name="T1">στο πλαίσιο της πράξης «Προηγμένες Δικτυακές Υπηρεσίες για την Ερευνητική και Ακαδημαϊκή Κοινότητα»</text:span></text:p>
      <text:h text:style-name="P39" text:outline-level="1"><text:span text:style-name="T31">Φόρμα Υποβολής Πρότασης</text:span></text:h>
      <text:p text:style-name="P53"/>
      <text:list xml:id="list3919244703849278418" text:style-name="WWNum1">
        <text:list-item>
          <text:p text:style-name="P43"><text:span text:style-name="T32">Τίτλος Πρότασης</text:span></text:p>
        </text:list-item>
      </text:list>
      <text:p text:style-name="P51">Δίκτυο Μετάδοσης Δορυφορικών Γεωδαιτικών Δεδομένων.</text:p>
      <text:p text:style-name="P50"/>
      <text:list xml:id="list173546912223890" text:continue-numbering="true" text:style-name="WWNum1">
        <text:list-item>
          <text:p text:style-name="P49"><text:span text:style-name="T32">Στοιχεία επικοινωνίας Ομάδας Έργου</text:span></text:p>
        </text:list-item>
      </text:list>
      <text:p text:style-name="Standard"><text:span text:style-name="T2"/></text:p>
      <table:table table:name="Table1" table:style-name="Table1">
        <table:table-column table:style-name="Table1.A"/>
        <table:table-column table:style-name="Table1.B"/>
        <table:table-row table:style-name="Table1.1">
          <table:table-cell table:style-name="Table1.A1" table:number-columns-spanned="2" office:value-type="string">
            <text:p text:style-name="P20"><text:span text:style-name="T33">Επικεφαλής ομάδας</text:span></text:p>
          </table:table-cell>
          <table:covered-table-cell/>
        </table:table-row>
        <table:table-row table:style-name="Table1.1">
          <table:table-cell table:style-name="Table1.A2" office:value-type="string">
            <text:p text:style-name="P23"><text:span text:style-name="T35">Ονοματεπώνυμο</text:span></text:p>
          </table:table-cell>
          <table:table-cell table:style-name="Table1.A2" office:value-type="string">
            <text:p text:style-name="P27">Παραδείσης Δημήτριος</text:p>
          </table:table-cell>
        </table:table-row>
        <table:table-row table:style-name="Table1.1">
          <table:table-cell table:style-name="Table1.A3" office:value-type="string">
            <text:p text:style-name="P23"><text:span text:style-name="T35">Θέση</text:span></text:p>
          </table:table-cell>
          <table:table-cell table:style-name="Table1.A3" office:value-type="string">
            <text:p text:style-name="P27">Καθηγητής</text:p>
          </table:table-cell>
        </table:table-row>
        <table:table-row table:style-name="Table1.1">
          <table:table-cell table:style-name="Table1.A2" office:value-type="string">
            <text:p text:style-name="P23"><text:span text:style-name="T35">Φορέας</text:span></text:p>
          </table:table-cell>
          <table:table-cell table:style-name="Table1.A2" office:value-type="string">
            <text:p text:style-name="P27">Εθνικό Μετσόβιο Πολυτεχνείο</text:p>
          </table:table-cell>
        </table:table-row>
        <table:table-row table:style-name="Table1.1">
          <table:table-cell table:style-name="Table1.A3" office:value-type="string">
            <text:p text:style-name="P33"><text:span text:style-name="T47">Ειδικότητα</text:span></text:p>
          </table:table-cell>
          <table:table-cell table:style-name="Table1.A3" office:value-type="string">
            <text:p text:style-name="P29">Αγρονόμος Τοπογράφος Μηχανικός</text:p>
          </table:table-cell>
        </table:table-row>
        <table:table-row table:style-name="Table1.1">
          <table:table-cell table:style-name="Table1.A2" office:value-type="string">
            <text:p text:style-name="P33"><text:span text:style-name="T47">Ηλεκτρονικό ταχυδρομείο, </text:span><text:span text:style-name="T48">e-mail </text:span></text:p>
          </table:table-cell>
          <table:table-cell table:style-name="Table1.A2" office:value-type="string">
            <text:p text:style-name="P27">dempar@central.ntua.gr</text:p>
          </table:table-cell>
        </table:table-row>
        <table:table-row table:style-name="Table1.1">
          <table:table-cell table:style-name="Table1.A3" office:value-type="string">
            <text:p text:style-name="P23"><text:span text:style-name="T35">Ταχυδρομική Δ/νση</text:span></text:p>
          </table:table-cell>
          <table:table-cell table:style-name="Table1.A3" office:value-type="string">
            <text:p text:style-name="P28"><text:span text:style-name="Emphasis"><text:span text:style-name="T51">Ηρώων Πολυτεχνείου 9 </text:span></text:span></text:p>
          </table:table-cell>
        </table:table-row>
        <table:table-row table:style-name="Table1.1">
          <table:table-cell table:style-name="Table1.A2" office:value-type="string">
            <text:p text:style-name="P23"><text:span text:style-name="T35">Πόλη</text:span></text:p>
          </table:table-cell>
          <table:table-cell table:style-name="Table1.A2" office:value-type="string">
            <text:p text:style-name="P28">Ζωγράφος, Αθήνα</text:p>
          </table:table-cell>
        </table:table-row>
        <table:table-row table:style-name="Table1.1">
          <table:table-cell table:style-name="Table1.A3" office:value-type="string">
            <text:p text:style-name="P23"><text:span text:style-name="T35">Τ.Κ.</text:span></text:p>
          </table:table-cell>
          <table:table-cell table:style-name="Table1.A3" office:value-type="string">
            <text:p text:style-name="P28">15780</text:p>
          </table:table-cell>
        </table:table-row>
        <table:table-row table:style-name="Table1.1">
          <table:table-cell table:style-name="Table1.A2" office:value-type="string">
            <text:p text:style-name="P23"><text:span text:style-name="T35">Τηλέφωνο</text:span></text:p>
          </table:table-cell>
          <table:table-cell table:style-name="Table1.A2" office:value-type="string">
            <text:p text:style-name="P28">210 7722666</text:p>
          </table:table-cell>
        </table:table-row>
        <table:table-row table:style-name="Table1.1">
          <table:table-cell table:style-name="Table1.A3" office:value-type="string">
            <text:p text:style-name="P23"><text:span text:style-name="T35">Κινητό τηλέφωνο</text:span></text:p>
          </table:table-cell>
          <table:table-cell table:style-name="Table1.A3" office:value-type="string">
            <text:p text:style-name="P26"/>
          </table:table-cell>
        </table:table-row>
      </table:table>
      <text:p text:style-name="P2"/>
      <table:table table:name="Table2" table:style-name="Table2">
        <table:table-column table:style-name="Table2.A"/>
        <table:table-column table:style-name="Table2.B"/>
        <table:table-row table:style-name="Table2.1">
          <table:table-cell table:style-name="Table2.A1" table:number-columns-spanned="2" office:value-type="string">
            <text:p text:style-name="P20"><text:span text:style-name="T33">Συνεργάτης – Ομάδα Έργο</text:span></text:p>
          </table:table-cell>
          <table:covered-table-cell/>
        </table:table-row>
        <table:table-row table:style-name="Table2.1">
          <table:table-cell table:style-name="Table2.A2" office:value-type="string">
            <text:p text:style-name="P23"><text:span text:style-name="T35">Ονοματεπώνυμο</text:span></text:p>
          </table:table-cell>
          <table:table-cell table:style-name="Table2.A2" office:value-type="string">
            <text:p text:style-name="P27"><text:span text:style-name="T52">Δρ. </text:span>Αγγελική Μαρίνου</text:p>
          </table:table-cell>
        </table:table-row>
        <table:table-row table:style-name="Table2.1">
          <table:table-cell table:style-name="Table2.A3" office:value-type="string">
            <text:p text:style-name="P23"><text:span text:style-name="T35">Θέση</text:span></text:p>
          </table:table-cell>
          <table:table-cell table:style-name="Table2.A3" office:value-type="string">
            <text:p text:style-name="P28">ΕΔΙΠ</text:p>
          </table:table-cell>
        </table:table-row>
        <table:table-row table:style-name="Table2.1">
          <table:table-cell table:style-name="Table2.A2" office:value-type="string">
            <text:p text:style-name="P23"><text:span text:style-name="T35">Φορέας</text:span></text:p>
          </table:table-cell>
          <table:table-cell table:style-name="Table2.A2" office:value-type="string">
            <text:p text:style-name="P28">ΕΜΠ</text:p>
          </table:table-cell>
        </table:table-row>
        <table:table-row table:style-name="Table2.1">
          <table:table-cell table:style-name="Table2.A3" office:value-type="string">
            <text:p text:style-name="P23"><text:span text:style-name="T35">Ειδικότητα</text:span></text:p>
          </table:table-cell>
          <table:table-cell table:style-name="Table2.A3" office:value-type="string">
            <text:p text:style-name="P28">Αγρονόμος Τοπογράφος Μηχανικός</text:p>
          </table:table-cell>
        </table:table-row>
        <table:table-row table:style-name="Table2.1">
          <table:table-cell table:style-name="Table2.A2" office:value-type="string">
            <text:p text:style-name="P33"><text:span text:style-name="T47">Ηλεκτρονικό ταχυδρομείο, </text:span><text:span text:style-name="T48">e-mail </text:span></text:p>
          </table:table-cell>
          <table:table-cell table:style-name="Table2.A2" office:value-type="string">
            <text:p text:style-name="P28">amarinou@survey.ntua.gr</text:p>
          </table:table-cell>
        </table:table-row>
      </table:table>
      <text:p text:style-name="P52"/>
      <table:table table:name="Table4" table:style-name="Table4">
        <table:table-column table:style-name="Table4.A"/>
        <table:table-column table:style-name="Table4.B"/>
        <table:table-row table:style-name="Table4.1">
          <table:table-cell table:style-name="Table4.A1" table:number-columns-spanned="2" office:value-type="string">
            <text:p text:style-name="P21"><text:span text:style-name="T33">Συνεργάτης – Ομάδα Έργο</text:span></text:p>
          </table:table-cell>
          <table:covered-table-cell/>
        </table:table-row>
        <table:table-row table:style-name="Table4.1">
          <table:table-cell table:style-name="Table4.A2" office:value-type="string">
            <text:p text:style-name="P24"><text:span text:style-name="T35">Ονοματεπώνυμο</text:span></text:p>
          </table:table-cell>
          <table:table-cell table:style-name="Table4.A2" office:value-type="string">
            <text:p text:style-name="P27">Βαγγέλης Ζαχαρής</text:p>
          </table:table-cell>
        </table:table-row>
        <table:table-row table:style-name="Table4.1">
          <table:table-cell table:style-name="Table4.A3" office:value-type="string">
            <text:p text:style-name="P24"><text:span text:style-name="T35">Θέση</text:span></text:p>
          </table:table-cell>
          <table:table-cell table:style-name="Table4.A3" office:value-type="string">
            <text:p text:style-name="P28">ΕΤΕΠ</text:p>
          </table:table-cell>
        </table:table-row>
        <table:table-row table:style-name="Table4.1">
          <table:table-cell table:style-name="Table4.A2" office:value-type="string">
            <text:p text:style-name="P24"><text:span text:style-name="T35">Φορέας</text:span></text:p>
          </table:table-cell>
          <table:table-cell table:style-name="Table4.A2" office:value-type="string">
            <text:p text:style-name="P28">ΕΜΠ</text:p>
          </table:table-cell>
        </table:table-row>
        <table:table-row table:style-name="Table4.1">
          <table:table-cell table:style-name="Table4.A3" office:value-type="string">
            <text:p text:style-name="P24"><text:span text:style-name="T35">Ειδικότητα</text:span></text:p>
          </table:table-cell>
          <table:table-cell table:style-name="Table4.A3" office:value-type="string">
            <text:p text:style-name="P28">Αγρονόμος Τοπογράφος Μηχανικός</text:p>
          </table:table-cell>
        </table:table-row>
        <table:table-row table:style-name="Table4.1">
          <table:table-cell table:style-name="Table4.A2" office:value-type="string">
            <text:p text:style-name="P34"><text:span text:style-name="T47">Ηλεκτρονικό ταχυδρομείο, </text:span><text:span text:style-name="T48">e-mail </text:span></text:p>
          </table:table-cell>
          <table:table-cell table:style-name="Table4.A2" office:value-type="string">
            <text:p text:style-name="P28">vanzach@survey.ntua.gr</text:p>
          </table:table-cell>
        </table:table-row>
      </table:table>
      <text:p text:style-name="P32"/>
      <table:table table:name="Table6" table:style-name="Table6">
        <table:table-column table:style-name="Table6.A"/>
        <table:table-column table:style-name="Table6.B"/>
        <text:soft-page-break/>
        <table:table-row table:style-name="Table6.1">
          <table:table-cell table:style-name="Table6.A1" table:number-columns-spanned="2" office:value-type="string">
            <text:p text:style-name="P21"><text:span text:style-name="T33">Συνεργάτης – Ομάδα Έργο</text:span></text:p>
          </table:table-cell>
          <table:covered-table-cell/>
        </table:table-row>
        <table:table-row table:style-name="Table6.1">
          <table:table-cell table:style-name="Table6.A2" office:value-type="string">
            <text:p text:style-name="P24"><text:span text:style-name="T35">Ονοματεπώνυμο</text:span></text:p>
          </table:table-cell>
          <table:table-cell table:style-name="Table6.A2" office:value-type="string">
            <text:p text:style-name="P28">Κώστας Ραπτάκης</text:p>
          </table:table-cell>
        </table:table-row>
        <table:table-row table:style-name="Table6.1">
          <table:table-cell table:style-name="Table6.A3" office:value-type="string">
            <text:p text:style-name="P24"><text:span text:style-name="T35">Θέση</text:span></text:p>
          </table:table-cell>
          <table:table-cell table:style-name="Table6.A3" office:value-type="string">
            <text:p text:style-name="P28">ΕΤΕΠ</text:p>
          </table:table-cell>
        </table:table-row>
        <table:table-row table:style-name="Table6.1">
          <table:table-cell table:style-name="Table6.A2" office:value-type="string">
            <text:p text:style-name="P24"><text:span text:style-name="T35">Φορέας</text:span></text:p>
          </table:table-cell>
          <table:table-cell table:style-name="Table6.A2" office:value-type="string">
            <text:p text:style-name="P28">ΕΜΠ</text:p>
          </table:table-cell>
        </table:table-row>
        <table:table-row table:style-name="Table6.1">
          <table:table-cell table:style-name="Table6.A3" office:value-type="string">
            <text:p text:style-name="P24"><text:span text:style-name="T35">Ειδικότητα</text:span></text:p>
          </table:table-cell>
          <table:table-cell table:style-name="Table6.A3" office:value-type="string">
            <text:p text:style-name="P28">Αγρονόμος Τοπογράφος Μηχανικός</text:p>
          </table:table-cell>
        </table:table-row>
        <table:table-row table:style-name="Table6.1">
          <table:table-cell table:style-name="Table6.A2" office:value-type="string">
            <text:p text:style-name="P34"><text:span text:style-name="T47">Ηλεκτρονικό ταχυδρομείο, </text:span><text:span text:style-name="T48">e-mail </text:span></text:p>
          </table:table-cell>
          <table:table-cell table:style-name="Table6.A2" office:value-type="string">
            <text:p text:style-name="P28">corapt@central.ntua.gr</text:p>
          </table:table-cell>
        </table:table-row>
      </table:table>
      <text:p text:style-name="P14"/>
      <table:table table:name="Table7" table:style-name="Table7">
        <table:table-column table:style-name="Table7.A"/>
        <table:table-column table:style-name="Table7.B"/>
        <table:table-row table:style-name="Table7.1">
          <table:table-cell table:style-name="Table7.A1" table:number-columns-spanned="2" office:value-type="string">
            <text:p text:style-name="P21"><text:span text:style-name="T33">Συνεργάτης – Ομάδα Έργο</text:span></text:p>
          </table:table-cell>
          <table:covered-table-cell/>
        </table:table-row>
        <table:table-row table:style-name="Table7.1">
          <table:table-cell table:style-name="Table7.A2" office:value-type="string">
            <text:p text:style-name="P24"><text:span text:style-name="T35">Ονοματεπώνυμο</text:span></text:p>
          </table:table-cell>
          <table:table-cell table:style-name="Table7.A2" office:value-type="string">
            <text:p text:style-name="P28">Ιορδάνης Γαλάνης</text:p>
          </table:table-cell>
        </table:table-row>
        <table:table-row table:style-name="Table7.1">
          <table:table-cell table:style-name="Table7.A3" office:value-type="string">
            <text:p text:style-name="P24"><text:span text:style-name="T35">Θέση</text:span></text:p>
          </table:table-cell>
          <table:table-cell table:style-name="Table7.A3" office:value-type="string">
            <text:p text:style-name="P28">ΕΤΕΠ</text:p>
          </table:table-cell>
        </table:table-row>
        <table:table-row table:style-name="Table7.1">
          <table:table-cell table:style-name="Table7.A2" office:value-type="string">
            <text:p text:style-name="P24"><text:span text:style-name="T35">Φορέας</text:span></text:p>
          </table:table-cell>
          <table:table-cell table:style-name="Table7.A2" office:value-type="string">
            <text:p text:style-name="P28">ΕΜΠ</text:p>
          </table:table-cell>
        </table:table-row>
        <table:table-row table:style-name="Table7.1">
          <table:table-cell table:style-name="Table7.A3" office:value-type="string">
            <text:p text:style-name="P24"><text:span text:style-name="T35">Ειδικότητα</text:span></text:p>
          </table:table-cell>
          <table:table-cell table:style-name="Table7.A3" office:value-type="string">
            <text:p text:style-name="P28">Αγρονόμος Τοπογράφος Μηχανικός</text:p>
          </table:table-cell>
        </table:table-row>
        <table:table-row table:style-name="Table7.1">
          <table:table-cell table:style-name="Table7.A2" office:value-type="string">
            <text:p text:style-name="P34"><text:span text:style-name="T47">Ηλεκτρονικό ταχυδρομείο, </text:span><text:span text:style-name="T48">e-mail</text:span><text:change-start text:change-id="ct62529184"/><text:span text:style-name="T48"> </text:span><text:change-end text:change-id="ct62529184"/></text:p>
          </table:table-cell>
          <table:table-cell table:style-name="Table7.A2" office:value-type="string">
            <text:p text:style-name="P28">jorgalan@survey.ntua.gr</text:p>
          </table:table-cell>
        </table:table-row>
      </table:table>
      <text:p text:style-name="P14"/>
      <table:table table:name="Table8" table:style-name="Table8">
        <table:table-column table:style-name="Table8.A"/>
        <table:table-column table:style-name="Table8.B"/>
        <table:table-row table:style-name="Table8.1">
          <table:table-cell table:style-name="Table8.A1" table:number-columns-spanned="2" office:value-type="string">
            <text:p text:style-name="P21"><text:span text:style-name="T33">Συνεργάτης – Ομάδα Έργο</text:span></text:p>
          </table:table-cell>
          <table:covered-table-cell/>
        </table:table-row>
        <table:table-row table:style-name="Table8.1">
          <table:table-cell table:style-name="Table8.A2" office:value-type="string">
            <text:p text:style-name="P24"><text:span text:style-name="T35">Ονοματεπώνυμο</text:span></text:p>
          </table:table-cell>
          <table:table-cell table:style-name="Table8.A2" office:value-type="string">
            <text:p text:style-name="P28">Αναστασίου Δημήτρης</text:p>
          </table:table-cell>
        </table:table-row>
        <table:table-row table:style-name="Table8.1">
          <table:table-cell table:style-name="Table8.A3" office:value-type="string">
            <text:p text:style-name="P24"><text:span text:style-name="T35">Θέση</text:span></text:p>
          </table:table-cell>
          <table:table-cell table:style-name="Table8.A3" office:value-type="string">
            <text:p text:style-name="P28">Υποψήφιος Διδάκτορας</text:p>
          </table:table-cell>
        </table:table-row>
        <table:table-row table:style-name="Table8.1">
          <table:table-cell table:style-name="Table8.A2" office:value-type="string">
            <text:p text:style-name="P24"><text:span text:style-name="T35">Φορέας</text:span></text:p>
          </table:table-cell>
          <table:table-cell table:style-name="Table8.A2" office:value-type="string">
            <text:p text:style-name="P28">ΕΜΠ</text:p>
          </table:table-cell>
        </table:table-row>
        <table:table-row table:style-name="Table8.1">
          <table:table-cell table:style-name="Table8.A3" office:value-type="string">
            <text:p text:style-name="P24"><text:span text:style-name="T35">Ειδικότητα</text:span></text:p>
          </table:table-cell>
          <table:table-cell table:style-name="Table8.A3" office:value-type="string">
            <text:p text:style-name="P28">Αγρονόμος Τοπογράφος Μηχανικός</text:p>
          </table:table-cell>
        </table:table-row>
        <table:table-row table:style-name="Table8.1">
          <table:table-cell table:style-name="Table8.A2" office:value-type="string">
            <text:p text:style-name="P34"><text:span text:style-name="T47">Ηλεκτρονικό ταχυδρομείο, </text:span><text:span text:style-name="T48">e-mail</text:span><text:change-start text:change-id="ct54891072"/><text:span text:style-name="T48"> </text:span><text:change-end text:change-id="ct54891072"/></text:p>
          </table:table-cell>
          <table:table-cell table:style-name="Table8.A2" office:value-type="string">
            <text:p text:style-name="P28">danast@mail.ntua.gr</text:p>
          </table:table-cell>
        </table:table-row>
      </table:table>
      <text:p text:style-name="P14"/>
      <table:table table:name="Table9" table:style-name="Table9">
        <table:table-column table:style-name="Table9.A"/>
        <table:table-column table:style-name="Table9.B"/>
        <table:table-row table:style-name="Table9.1">
          <table:table-cell table:style-name="Table9.A1" table:number-columns-spanned="2" office:value-type="string">
            <text:p text:style-name="P21"><text:span text:style-name="T33">Συνεργάτης – Ομάδα Έργο</text:span></text:p>
          </table:table-cell>
          <table:covered-table-cell/>
        </table:table-row>
        <table:table-row table:style-name="Table9.1">
          <table:table-cell table:style-name="Table9.A2" office:value-type="string">
            <text:p text:style-name="P24"><text:span text:style-name="T35">Ονοματεπώνυμο</text:span></text:p>
          </table:table-cell>
          <table:table-cell table:style-name="Table9.A2" office:value-type="string">
            <text:p text:style-name="P28">Ξάνθος Παπανικολάου</text:p>
          </table:table-cell>
        </table:table-row>
        <table:table-row table:style-name="Table9.1">
          <table:table-cell table:style-name="Table9.A3" office:value-type="string">
            <text:p text:style-name="P24"><text:span text:style-name="T35">Θέση</text:span></text:p>
          </table:table-cell>
          <table:table-cell table:style-name="Table9.A3" office:value-type="string">
            <text:p text:style-name="P28">Υποψήφιος Διδάκτορας</text:p>
          </table:table-cell>
        </table:table-row>
        <table:table-row table:style-name="Table9.1">
          <table:table-cell table:style-name="Table9.A2" office:value-type="string">
            <text:p text:style-name="P24"><text:span text:style-name="T35">Φορέας</text:span></text:p>
          </table:table-cell>
          <table:table-cell table:style-name="Table9.A2" office:value-type="string">
            <text:p text:style-name="P28">ΕΜΠ</text:p>
          </table:table-cell>
        </table:table-row>
        <table:table-row table:style-name="Table9.1">
          <table:table-cell table:style-name="Table9.A3" office:value-type="string">
            <text:p text:style-name="P24"><text:span text:style-name="T35">Ειδικότητα</text:span></text:p>
          </table:table-cell>
          <table:table-cell table:style-name="Table9.A3" office:value-type="string">
            <text:p text:style-name="P28">Αγρονόμος Τοπογράφος Μηχανικός</text:p>
          </table:table-cell>
        </table:table-row>
        <table:table-row table:style-name="Table9.1">
          <table:table-cell table:style-name="Table9.A2" office:value-type="string">
            <text:p text:style-name="P34"><text:span text:style-name="T47">Ηλεκτρονικό ταχυδρομείο, </text:span><text:span text:style-name="T48">e-mail </text:span></text:p>
          </table:table-cell>
          <table:table-cell table:style-name="Table9.A2" office:value-type="string">
            <text:p text:style-name="P28">xanthos@mail.ntua.gr</text:p>
          </table:table-cell>
        </table:table-row>
      </table:table>
      <text:p text:style-name="P14"/>
      <text:p text:style-name="P15"/>
      <table:table table:name="Table5" table:style-name="Table5">
        <table:table-column table:style-name="Table5.A"/>
        <table:table-column table:style-name="Table5.B"/>
        <table:table-row table:style-name="Table5.1">
          <table:table-cell table:style-name="Table5.A1" table:number-columns-spanned="2" office:value-type="string">
            <text:p text:style-name="P22"><text:span text:style-name="T33">Συνεργάτης – Ομάδα Έργο</text:span></text:p>
          </table:table-cell>
          <table:covered-table-cell/>
        </table:table-row>
        <table:table-row table:style-name="Table5.1">
          <table:table-cell table:style-name="Table5.A2" office:value-type="string">
            <text:p text:style-name="P25"><text:span text:style-name="T35">Ονοματεπώνυμο</text:span></text:p>
          </table:table-cell>
          <table:table-cell table:style-name="Table5.A2" office:value-type="string">
            <text:p text:style-name="P31">Βασίλης Μασσίνας</text:p>
          </table:table-cell>
        </table:table-row>
        <table:table-row table:style-name="Table5.1">
          <table:table-cell table:style-name="Table5.A3" office:value-type="string">
            <text:p text:style-name="P25"><text:span text:style-name="T35">Θέση</text:span></text:p>
          </table:table-cell>
          <table:table-cell table:style-name="Table5.A3" office:value-type="string">
            <text:p text:style-name="P31">ΕΤΕΠ</text:p>
          </table:table-cell>
        </table:table-row>
        <table:table-row table:style-name="Table5.1">
          <table:table-cell table:style-name="Table5.A2" office:value-type="string">
            <text:p text:style-name="P25"><text:span text:style-name="T35">Φορέας</text:span></text:p>
          </table:table-cell>
          <table:table-cell table:style-name="Table5.A2" office:value-type="string">
            <text:p text:style-name="P30">ΕΜΠ</text:p>
          </table:table-cell>
        </table:table-row>
        <table:table-row table:style-name="Table5.1">
          <table:table-cell table:style-name="Table5.A3" office:value-type="string">
            <text:p text:style-name="P25"><text:span text:style-name="T35">Ειδικότητα</text:span></text:p>
          </table:table-cell>
          <table:table-cell table:style-name="Table5.A3" office:value-type="string">
            <text:p text:style-name="P30">Αγρονόμος Τοπογράφος Μηχανικός</text:p>
          </table:table-cell>
        </table:table-row>
        <table:table-row table:style-name="Table5.1">
          <table:table-cell table:style-name="Table5.A2" office:value-type="string">
            <text:p text:style-name="P35"><text:span text:style-name="T47">Ηλεκτρονικό ταχυδρομείο, </text:span><text:span text:style-name="T48">e-mail </text:span></text:p>
          </table:table-cell>
          <table:table-cell table:style-name="Table5.A2" office:value-type="string">
            <text:p text:style-name="P31">billmass@survey.ntua.gr</text:p>
          </table:table-cell>
        </table:table-row>
      </table:table>
      <text:list xml:id="list173547493701630" text:continue-numbering="true" text:style-name="WWNum1">
        <text:list-item>
          <text:p text:style-name="P48"><text:span text:style-name="T41">Επιλογή Ενότητας</text:span></text:p>
        </text:list-item>
      </text:list>
      <text:p text:style-name="P36"><text:span text:style-name="T3">Ενδιαφέρομαι για την Ενότητα <text:s/>: </text:span></text:p>
      <text:p text:style-name="P37"><text:span text:style-name="T41">Ενότητα 4</text:span><text:span text:style-name="T49">η</text:span><text:span text:style-name="T41">: <text:tab/>‘Οπτικά μονοπάτια’- <text:s/>Υπερ-Υψηλή Ταχύτητα και Ασφάλεια στην μεταφορά Δεδομένων </text:span></text:p>
      <text:p text:style-name="P38"/>
      <text:list xml:id="list173547377158501" text:continue-numbering="true" text:style-name="WWNum1">
        <text:list-item>
          <text:p text:style-name="P49"><text:span text:style-name="T32">Σύνοψη Πρότασης</text:span></text:p>
        </text:list-item>
      </text:list>
      <text:p text:style-name="Standard"><text:span text:style-name="T2">Το Κέντρο Δορυφόρων Διονύσου (ΚΔΔ) και το Εργαστήριο Ανώτερης Γεωδαισίας (ΕΑΓ) του Εθνικού Μετσόβιου Πολυτεχνείου (ΕΜΠ), τα τελευταία </text:span><text:span text:style-name="T11">τέσσερα</text:span><text:span text:style-name="T2"> χρόνια επεξεργάζονται καθημερινά μεγάλο όγκο δορυφορικών γεωδαιτ</text:span><text:span text:style-name="T6">ικ</text:span><text:span text:style-name="T2">ών δεδομένων, που συλλεγονται από δέκτες GNSS (Global Navigation Satellite Systems), μόνιμα εγκατεστημένων σε σημεία ενδιαφέροντος σε όλη την Ελλάδα. Η δραστηριότητα αυτή, είναι μεγάλης σημασίας τόσο για το ακαδημαικό, όσο και για το ερευνητικό έργο της Σχολής Αγρονόμων και Τοπογράφων Μηχανικών </text:span><text:span text:style-name="T6">(ΣΑΤΜ)</text:span><text:span text:style-name="T2">.</text:span></text:p>
      <text:p text:style-name="Standard"><text:span text:style-name="T2">Η ακρίβεια εντοπισμού θέσης που προσφέρουν τα Παγκόσμια Συστήματα Δορυφορικού Εντοπισμού (GNSS), μπορεί πλέον να προσεγγίσει τα λίγα χιλιοστά, καθιστώντας έτσι δυνατή τη χρήση τέτοιων μεθόδων για τη μελέτη μετατοπίσεων του στρεού φλοιού </text:span><text:span text:style-name="T6">της γης</text:span><text:span text:style-name="T2">. Το γεγονός αυτό, έχει οδηγήσει πολλούς, εγχώριους και μη, οργανισμούς στην εγκαθιδρυση μόνιμων “δικτύων” σταθμών GNSS για την παρακολούθηση και μελέτη της τεκτονικής δομής του Ελλαδικού χώρου. Αν και νέα, η μέθοδος αυτή έχει ήδη προσφέρει σημαντικά οφέλη και αποτελέσματα στην κατανόηση των πολύπλοκων διεργασιών που λαμβάνουν χώρα στην Ελλάδα, μιας εκ των πλέον δραστήριων τεκτονικά περιοχών σε όλο τον κόσμο.</text:span></text:p>
      <text:p text:style-name="Standard"><text:span text:style-name="T2">Τα δεδομένα που συλλέγονται στους κατά τόπους δέκτες, μεταφέρονται στα κέντρα επεξεργασίας, όπου <text:s/>και υπόκεινται σε κατάλληλη αναλυση. Στο ΚΔΔ/ΕΑΓ, λειτουργεί ήδη μία τέτοια υποδομή, υποδοχής και επεξεργασίας δεδομένων, με βάση τα πλέον σύγχρονα ευρωπα</text:span><text:span text:style-name="T6">ϊ</text:span><text:span text:style-name="T2">κά πρότυπα. Τα εργαστήρια διαθέτουν μεγάλη τεχνογνωσία στον τομέα αυτό, γεγονός που καταδ</text:span><text:span text:style-name="T11">εικνύεται</text:span><text:span text:style-name="T2"> τόσο από τον μεγάλο αριθμό δημοσιεύσεων όσο και από την συνεργασία τους με διαφορους φορείς μεγάλου βεληνεκούς.</text:span></text:p>
      <text:p text:style-name="Standard"><text:span text:style-name="T2">Μέσω της παρούσας πρότασης, τα εργαστήρια σκοπεύουν στην ενσωμάτωση ενός δικτύου </text:span><text:span text:style-name="T10">περίπου </text:span><text:span text:style-name="T23">1</text:span><text:span text:style-name="T24">5</text:span><text:span text:style-name="T2"> GNSS δεκτών στο δίκτυο της ΕΔΕΤ· το δί</text:span><text:span text:style-name="T6">κ</text:span><text:span text:style-name="T2">τυο αυτό είναι μεγάλης σημασίας, καθώς είναι εγκατεστημένο κατά μήκος του Ελληνικού τόξου. Μέσω της διαδικασίας αυτής, τα εργαστήρια θα <text:s/>είναι σε θέση να υποδέχονται απρόσκοπτα, με ασφάλεια και ταχύτητα τα δεδομένα που συλλέγονται στους δέκτες, </text:span></text:p>
      <text:p text:style-name="Standard"><text:span text:style-name="T2">Τα οφέλη που θα προκύψουν είναι πολύπλευρα και αφορούν όχι μόνο το ΕΜΠ αλλά και ολόκληρη την επιστημονική και ακαδημαική κοινότητα:</text:span></text:p>
      <text:list xml:id="list6362910422912144758" text:style-name="WWNum4">
        <text:list-item>
          <text:p text:style-name="P4"><text:span text:style-name="T2">τα δεδομένα θα διαμοιράζονται αμέσως μετά τη συλλογή τους μέσω μίας σύγχρονης διαδικτυακής πλατφόρμας σε όλους τους ενδιαφερόμενους.</text:span></text:p>
        </text:list-item>
        <text:list-item>
          <text:p text:style-name="P4"><text:span text:style-name="T2">Τα ΚΔΔ/ΕΑΓ θα μπορούν να αναλύουν τα δεδομένα σε σχεδόν πραγματικό χρόνο, γεγονός που θα δώσει σημαντική ώθηση τόσο στο ερευνητικό όσο και στο ακαδημαικό εργο τους.</text:span></text:p>
        </text:list-item>
        <text:list-item>
          <text:p text:style-name="P4"><text:span text:style-name="T2">Θα γίνει χρήση των πλέον σύγρονων λογισμικών εργαλ</text:span><text:span text:style-name="T6">ε</text:span><text:span text:style-name="T6">ί</text:span><text:span text:style-name="T2">ων για την ανάλυση δορυφορικών δεδομένων σε σχεδόν πραγματικό χρόνο· όπου αυτά δεν επαρκούν, θα ανπτυχθούν νέα τα οποί</text:span><text:span text:style-name="T6">α</text:span><text:span text:style-name="T2"> θα είναι ανοιχτά στην επιστημονική κοινότητα.</text:span></text:p>
        </text:list-item>
      </text:list>
      <text:p text:style-name="P3"><text:soft-page-break/></text:p>
      <text:list xml:id="list173546956260155" text:continue-list="list173547377158501" text:style-name="WWNum1">
        <text:list-item>
          <text:p text:style-name="P43"><text:span text:style-name="T42">Τεχνικές Προδιαγραφές </text:span></text:p>
        </text:list-item>
      </text:list>
      <text:p text:style-name="Standard"><text:span text:style-name="T2">Το ΕΜΠ σε συνεργασία με το Centre for Observation and Modelling of Earthquakes, Volcanoes, and Tectonics (COMET), έχει εγκαταστήσει ένα μόνιμο δίκτυο 16 σταθμών GNSS κατά μήκος του Ελληνικού τόξου. Η εγκτάσταση των σταθμών έγινε το 2002 και ο τύπος των δεκτών που επιλέχθηκε έιναι οι TRIMBLE 5700 με κεραίες τύπου TRM41249.00. Η συλλογή δεδομένων σταμάτησε περί τα τέλη του 2010, λόγω έλλειψης κονδυλίων.</text:span></text:p>
      <text:p text:style-name="P14"><text:span text:style-name="T2">Τον τελευταίο χρόνο, μέσω του προγράμματος SEISMO (χρηματοδότησης ΕΣΠΑ, </text:span><text:span text:style-name="T6">http://dionysos.survey.ntua.gr/SEISMO/index.html</text:span><text:span text:style-name="T2">), το ΕΜΠ προχώρησε σε αγορά εξοπλισμού για την αναβάθμιση των δεκτών, ώστε να είναι σε θέση να μεταφέρουν τα συλλεγόμενα δεδομένα μέσω διαδικτύου σε κατάλληλους διακομιστές που βρίσκονται στο ΕΜΠ. Πιο συγκεκριμένα, για κάθε δέκτη αποκτήθηκε:</text:span></text:p>
      <text:list xml:id="list6954100176797354463" text:style-name="WWNum5">
        <text:list-item>
          <text:p text:style-name="P5"><text:span text:style-name="T9">ένα serial-to-ethernet adaptor</text:span><text:span text:style-name="T2"> </text:span><text:span text:style-name="T9">(</text:span><text:span text:style-name="T2">MOXA NPort 5210A</text:span><text:span text:style-name="T9">)</text:span><text:span text:style-name="T2">, </text:span><text:span text:style-name="T9">για τη μετατροπή των </text:span><text:span text:style-name="T10">2 </text:span><text:span text:style-name="T9">θυρών</text:span><text:span text:style-name="T2"> RS232 των δεκτών σε ethernet </text:span><text:span text:style-name="T6">(http://www.moxa.com/product/nport_5200a.htm)</text:span></text:p>
        </text:list-item>
        <text:list-item>
          <text:p text:style-name="P5"><text:span text:style-name="T9">ένα wireless 3G gateway</text:span><text:span text:style-name="T2"> </text:span><text:span text:style-name="T9">(</text:span><text:span text:style-name="T2">Sierra Airlink LS300) για την εκπομπή των δεδομένων μέσω </text:span><text:span text:style-name="T9">των δικτύων κινητής τηλεφωνίας</text:span><text:span text:style-name="T2"> </text:span><text:span text:style-name="T6">(http://www.sierrawireless.com/products-and-solutions/gateway-solutions/ls300/)</text:span><text:span text:style-name="T2">.</text:span></text:p>
        </text:list-item>
      </text:list>
      <text:p text:style-name="Standard"><text:span text:style-name="T2">Λόγω <text:s/>χαμηλού κόστους, επιλέχθηκε η αποστολή των δεδομένων να γίνεται </text:span><text:span text:style-name="T10">χρησιμοποιώντας τα δίκτυα </text:span><text:span text:style-name="T7">GSM</text:span><text:span text:style-name="T2"> από διάφορους παρόχους. Οι εν λόγω συνδέσεις είναι χαμηλής δυναμικής, τόσο σε ταχύτητα όσο και σε όγκο δεδομένων.</text:span></text:p>
      <text:p text:style-name="Standard"><text:span text:style-name="T2">Με την παρούσα πρόταση, προτείνεται η ένταξη των εν λόγω δεκτών στο δίκτυο της ΕΔΕΤ, με σκοπό την μεταφορά δεδομένων από τους κατά τόπους δέκτες σε κεντρικό διακομιστή που φιλοξενείται στις εγκαταστάσεις των εργαστηρίων. Η μεταφορά θα αφορά δύο τύπους δεδομένων:</text:span></text:p>
      <text:list xml:id="list3122780064527477560" text:style-name="WWNum6">
        <text:list-item>
          <text:p text:style-name="P6"><text:span text:style-name="T2">αρχεία </text:span><text:span text:style-name="T7">binary</text:span><text:span text:style-name="T2"> όπου είναι οι συγκεντρωμένες όλες οι καταγραφές (με ρυθμό δειγματοληψίας 30 sec) κάθε ημέρας. Τα αρχεία αυτά είναι μεγέθους από 500</text:span><text:span text:style-name="T9">kB</text:span><text:span text:style-name="T2"> έως 1Μ</text:span><text:span text:style-name="T9">B</text:span><text:span text:style-name="T2"> και θα πρέπει να αποστέλλονται στον εξυπηρετητή μετά το πέρας κάθε ημέρας,</text:span></text:p>
        </text:list-item>
        <text:list-item>
          <text:p text:style-name="P7"><text:span text:style-name="T2">real time data streams όπου σε πραγματικό χρόνο θα μεταφέρονται οι καταγραφές σε εξυπηρετητή στα εργαστήρια </text:span><text:span text:style-name="T9">μέσω του</text:span><text:span text:style-name="T2"> πρωτ</text:span><text:span text:style-name="T9">ο</text:span><text:span text:style-name="T2">κ</text:span><text:span text:style-name="T9">όλ</text:span><text:span text:style-name="T2">λο</text:span><text:span text:style-name="T9">υ</text:span><text:span text:style-name="T2"> Ntrip (Networked Transport of RTCM via Internet Protocol).</text:span></text:p>
        </text:list-item>
      </text:list>
      <text:p text:style-name="Standard"><text:span text:style-name="T2">Εξυπηρετητ</text:span><text:span text:style-name="T8">έ</text:span><text:span text:style-name="T2">ς κατάλληλο</text:span><text:span text:style-name="T8">ι</text:span><text:span text:style-name="T2"> για την υποδοχή, αποθήκευση </text:span><text:span text:style-name="T5">και επεξεργασία των δεδομένων υπάρχ</text:span><text:span text:style-name="T8">ουν</text:span><text:span text:style-name="T5"> ήδη στο ΕΜΠ.</text:span></text:p>
      <text:p text:style-name="P8"><text:span text:style-name="T2">Με την διαδικασία μεταφοράς δεδομένων που περιγράφεται, μπορούν να επιτευχθούν τα εξής:</text:span></text:p>
      <text:list xml:id="list3301064217141528517" text:style-name="L1">
        <text:list-item>
          <text:p text:style-name="P10"><text:span text:style-name="T20">Διαμοιρασμός ημερήσιων δεδομένων:</text:span><text:span text:style-name="T2"> Τα ημερήσια δεδομένα που θα μεταφέρονται στον εξυπηρετητή, θα υπόκεινται σε έλεγχο και κατόπιν σε μετατροπή σε κατάλληλο format (RINEX), που χρησιμοποιείται από την παγκόσμια γεωδαιτική κοινότητα. Έπειτα, θα </text:span><text:span text:style-name="T7">τίθενται</text:span><text:span text:style-name="T2"> προς διάθεση σε όλους τους ενδιαφερόμενους μέσω της πλατφόρμας GSAC </text:span><text:span text:style-name="T6">(</text:span><text:a xlink:type="simple" xlink:href="https://www.unavco.org/software/data-management/gsac/gsac.html" text:style-name="Internet_20_link" text:visited-style-name="Visited_20_Internet_20_Link">https://www.unavco.org/software/data-management/gsac/gsac.html</text:a><text:span text:style-name="T6">)</text:span><text:span text:style-name="T2"> που είναι ήδη εγκατεστημένη και σε λειτουργία στο ΕΜΠ </text:span><text:span text:style-name="T6">(http://dionysos.survey.ntua.gr/dsoportal/_datacenter/gsacrepos.html)</text:span><text:span text:style-name="T2">. Η διαδικασία θα ολοκληρώνεται λίγες μόλις ώρες μετά την παραλαβή των δεδομένων.</text:span></text:p>
        </text:list-item>
        <text:list-item>
          <text:p text:style-name="P9"><text:soft-page-break/><text:span text:style-name="T20">Επεξεργασία ημερήσιων δεδομένων: </text:span><text:span text:style-name="T2">Μετά την αρχειοθέτηση, τα δεδομένα θα υπόκεινται σε ανάλυση, ώστε να εκτιμηθούν παράμετροι ενδιαφέροντος, </text:span><text:span text:style-name="T10">όπως συντεταγμένες και </text:span><text:span text:style-name="T13">τεκτονικές </text:span><text:span text:style-name="T10">ταχύτητες των σταθμών, ατμοσφαιρικές παράμετροι, </text:span><text:span text:style-name="T12">Total Electron Conent</text:span><text:span text:style-name="T10"> (TEC), κλπ.</text:span><text:span text:style-name="T2"> Αυτή η πρώτη επεξεργασία θα γίνεται με χρήση των “</text:span><text:span text:style-name="T22">ταχέων</text:span><text:span text:style-name="T2">” (ulrta-rapid) προϊόντων (π.χ. δορυφορικές τροχιές) που παράγονται από τα παγκόσμια κέντρα ανάλυσης δορυφορικών δεδομένων της υπηρεσίας International GNSS Service (IGS). Μετά το πέρας 20 ημερών από την ημέρα ενδιαφέροντος, όταν η IGS κάνει διαθέσιμα τα ”</text:span><text:span text:style-name="T22">τελικά</text:span><text:span text:style-name="T2">” (final) προϊόντα, η επεξεργασία θα επαναλαμβάνεται ώστε να επιτευχθεί η πλέον ακριβής ανάλυση.</text:span></text:p>
        </text:list-item>
        <text:list-item>
          <text:p text:style-name="P12"><text:span text:style-name="T21">Επεξεργασία σε πραγματικό χρόνο:</text:span><text:span text:style-name="T5"> Τα δεδομένα που θα λαμβάνονται σε πραγματικό χρόνο, θα υποκεινται σε άμεση επεξεργασία, μέσω του λογισμικού </text:span><text:span text:style-name="T2">BKG Ntrip Client</text:span><text:span text:style-name="T5"> (BNC) </text:span><text:span text:style-name="T6">(http://igs.bkg.bund.de/ntrip/download)</text:span><text:span text:style-name="T5"> σε συνδυασμό με διαφορικές διορθώσεις τροχιακών στοιχείων και δορυφορικών χρονομέτρων.</text:span></text:p>
        </text:list-item>
      </text:list>
      <text:p text:style-name="P8"><text:span text:style-name="T2">Με την προτεινόμενη υποδομή, αναμένεται σημαντική ενδυνάμωση τόσο της ερευνητικής όσο και της ακαδημαϊκής δραστηριότητας των εργαστηρίων αλλά και της Σ</text:span><text:span text:style-name="T6">ATM</text:span><text:span text:style-name="T2">. Πιο συγκεκριμένα:</text:span></text:p>
      <text:list xml:id="list893905766685679099" text:style-name="L2">
        <text:list-item>
          <text:p text:style-name="P11"><text:span text:style-name="T2">Η απεξεργασία δεδομένων από τους αναφερθέντες σταθμούς/δέκτες, είναι σημαντική για την διερεύνηση των τεκτονικών μετατοπίσεων στον Ελλαδικό χώρο και την μελέτη των γεωφυσικών διεργασιών που δρούν στην περιοχή.</text:span></text:p>
        </text:list-item>
        <text:list-item>
          <text:p text:style-name="P11"><text:span text:style-name="T2">Η ακριβής εκτίμηση θέσης, είναι πλ</text:span><text:span text:style-name="T7">έο</text:span><text:span text:style-name="T2">ν σε θέση να μας δώσει σημαντικά αποτελέσματα και για την μελέτη βίαιων τεκτονικών φαινομένων, όπως οι σεισμοί. Δεδομένου ότι η εν λόγω περιοχή είναι σεισμογενής, η συνεχής παρακολούθηση των σταθμών θα μας προσφέρει σημαντικά δεδομένα σε περίπτωση που λάβει χώρα κάποιο τέτοιο φαινόμενο. </text:span></text:p>
        </text:list-item>
        <text:list-item>
          <text:p text:style-name="P11"><text:span text:style-name="T2">Το ερευνητικό προφίλ της Σχολής θα διατηρηθεί σε υψηλά επίπεδα, </text:span><text:span text:style-name="T14">και ίσως</text:span><text:span text:style-name="T2"> ανέλθει περαιτέρω, δεδομένου ότι θα καταστεί κόμβος επεξεργασίας σημαντικών γεωδαιτικών δεδομένων και μάλιστα σε πραγματικό χρόνο. Τα αποτελέσματα θα διατίθενται ελεύθερα στην ιστοσελίδα των εργαστηριων, ώστε να είναι επισκέ</text:span><text:span text:style-name="T6">ψ</text:span><text:span text:style-name="T2">ιμα από ερευνητές και φορείς σε όλο τον κόσμο.</text:span></text:p>
        </text:list-item>
        <text:list-item>
          <text:p text:style-name="P11"><text:span text:style-name="T2">Το παρεχόμενο ακαδημαϊκό έργο των εργαστηρίων θα αναβαθμιστ</text:span><text:span text:style-name="T7">εί</text:span><text:span text:style-name="T2">, δεδομένου ότι το προσωπικό θα συμμετέχει σε καινοτόμες έρευνες, αποτελέσματα και μεθοδολογίες των οποίων θα διαχυθούν στην εκπαιδευτική διαδικασία. Μέρος </text:span><text:span text:style-name="T6">της ερευνητικής δραστηριότητας που θα προκύψει, μπορεί να εκπονηθεί εν μέρει και από μεταπτυχιακούς ή/και προπτυχιακούς φοιτητές π.χ. ως διπλωματική εργασία.</text:span></text:p>
        </text:list-item>
      </text:list>
      <text:p text:style-name="P13"><text:span text:style-name="T2">Αξίζει να σημειωθεί ότι τα εργαστήρια έχουν ήδη σημαντική πορεία, άνω των 30 ετών στον χώρο της Δορυφορικής Γεωδαισίας, με συμμετοχή σε πλήθος, μεγάλου βεληνεκούς ερευνητικών προγραμμάτων και συνεργασιών. Τα τελευταία χρόνια μάλιστα, έχει τεθεί σε λειτουργία ένα σχήμα αυτόματης επεξεργασίας δορυφορικών δεδομένων GNSS που συλλέγονται σε όλη την επικράτεια. Μέσω αυτής της πλατφόρμας, έχουν ήδη προκύψει σημαντικά επιστημονικά επιτεύγματα (δημοσιεύσεις).</text:span></text:p>
      <text:p text:style-name="P14"><text:span text:style-name="T6">Επίσης, τα εργαστήρια βρίσκονται σε διαδικασία ένταξης στον Ευρωπα</text:span><text:span text:style-name="T16">ϊ</text:span><text:span text:style-name="T6">κό οργανισμό EUREF που αποτελείται από </text:span><text:span text:style-name="T15">τους</text:span><text:span text:style-name="T6"> κορυφαίους φορείς διαχείρησης και επεξεργασίας γεωδαιτικών δεδομένων στην Ευρώπη.</text:span></text:p>
      <text:p text:style-name="P14"><text:soft-page-break/><text:span text:style-name="T4"/></text:p>
      <text:p text:style-name="P1"><text:span text:style-name="T45">Επιλεγμένη Βιβλιογραφία</text:span></text:p>
      <text:p text:style-name="P47"><text:span text:style-name="T25">Xanthos Papanikolaou, Demitris Anastasiou, Aggeliki Marinou, Vangelis Zacharis, and Demitris Paradissis, “</text:span><text:span text:style-name="T30">Routine Analysis of all available GNSS Stations in Greece: Processing Scheme and Dissemination of Products and Data”, </text:span><text:span text:style-name="T29">European Geosciences Union General Assembly 2015, Vienna, Austria, 12 - 17 April 2015</text:span></text:p>
      <text:p text:style-name="P47"><text:span text:style-name="T29"/></text:p>
      <text:p text:style-name="P45"><text:span text:style-name="T54">A.Ganas, A. Marinou , D. Anastasiou, D. Paradissis, K. Papazissi, P. Tzavaras, G. Drakatos, “</text:span><text:span text:style-name="T28">GPS-derived estimates of crustal deformation in the central and north Ionian Sea, Greece: 3-yr results from NOANET continuous network data</text:span><text:span text:style-name="T54">”, </text:span><text:span text:style-name="T53">Journal of Geodynamics 67 (2013) 62/71</text:span></text:p>
      <text:p text:style-name="P45"><text:span text:style-name="T53"/></text:p>
      <text:list xml:id="list173547641043283" text:continue-list="list173546956260155" text:style-name="WWNum1">
        <text:list-item>
          <text:p text:style-name="P55"><text:span text:style-name="T55">Massinas, B.A, Doulamis, A., Doulamis, N., Paradissis, D., “</text:span><text:span text:style-name="T57">Applied Optimal Estimation for Ionospheric Disturbances Behavior on Spaceborne Interferometric Synthetic Aperture Radar Systems,”</text:span><text:span text:style-name="T56"> AIAA SPACE 2015 Conference and Exposition</text:span><text:span text:style-name="T55">, </text:span><text:span text:style-name="T58">31 August - 2 September,</text:span><text:span text:style-name="T55"> Pasadena, California, USA, 2015.</text:span></text:p>
        </text:list-item>
      </text:list>
      <text:p text:style-name="P46"><text:span text:style-name="T27"/></text:p>
      <text:p text:style-name="P44"><text:span text:style-name="T46"/></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ohit Devanagari" svg:font-family="'Lohit Devanaga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Lohit Devanagari1"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PGothic" svg:font-family="'MS PGothic'" style:font-family-generic="system" style:font-pitch="variable"/>
    <style:font-face style:name="OpenSymbol2" svg:font-family="OpenSymbol"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ＭＳ 明朝" style:font-size-asian="10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05%" fo:text-align="justify" style:justify-single-word="false" fo:orphans="2" fo:widows="2" fo:hyphenation-ladder-count="no-limit" style:writing-mode="lr-tb"/>
      <style:text-properties fo:color="#00000a"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Lohit Devanagari" style:font-family-complex="'Lohit Devanagari'"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 style:font-family-complex="'Lohit Devanagari'"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margin-top="0in" fo:margin-bottom="0in" loext:contextual-spacing="false" fo:text-align="center" style:justify-single-word="false" fo:keep-together="always" fo:keep-with-next="always"/>
      <style:text-properties fo:color="#2797c9" style:font-name="Calibri" fo:font-family="Calibri" style:font-family-generic="roman" style:font-pitch="variable" fo:font-size="20pt" fo:language="nl" fo:country="NL" fo:font-weight="bold" style:font-name-asian="ＭＳ ゴシック" style:font-family-asian="'ＭＳ ゴシック'" style:font-family-generic-asian="system" style:font-pitch-asian="variable" style:font-size-asian="20pt" style:font-weight-asian="bold" style:font-name-complex="F" style:font-family-generic-complex="system" style:font-pitch-complex="variable" style:font-size-complex="22pt" style:font-weight-complex="bold"/>
    </style:style>
    <style:style style:name="Heading_20_2" style:display-name="Heading 2" style:family="paragraph" style:parent-style-name="Standard" style:next-style-name="Standard" style:default-outline-level="2" style:list-style-name="" style:class="text">
      <style:paragraph-properties fo:margin-top="0.0835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0835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0835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language-asian="en" style:country-asian="US" style:font-style-asian="italic" style:font-weight-asian="bold" style:font-name-complex="F" style:font-family-generic-complex="system" style:font-pitch-complex="variable" style:font-style-complex="italic"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Subtitle" style:family="paragraph" style:parent-style-name="Standard" style:next-style-name="Standard" style:auto-update="true" style:default-outline-level="" style:class="chapter">
      <style:text-properties fo:color="#4f81bd" style:font-name="Calibri" fo:font-family="Calibri" style:font-family-generic="roman" style:font-pitch="variable" fo:letter-spacing="0.0102in" fo:language="nl" fo:country="NL"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H1" style:family="paragraph" style:parent-style-name="Heading_20_1" style:default-outline-level="">
      <style:paragraph-properties fo:line-height="100%" fo:text-align="start" style:justify-single-word="false"/>
      <style:text-properties fo:color="#006279"/>
    </style:style>
    <style:style style:name="H2EYR-Global2" style:family="paragraph" style:parent-style-name="Heading_20_2" style:default-outline-level="">
      <style:paragraph-properties fo:margin-top="0in" fo:margin-bottom="0in" loext:contextual-spacing="false" fo:line-height="100%" fo:text-align="start" style:justify-single-word="false"/>
      <style:text-properties fo:color="#2797c9"/>
    </style:style>
    <style:style style:name="H3EYR-Global2" style:family="paragraph" style:parent-style-name="Heading_20_3" style:default-outline-level="">
      <style:paragraph-properties fo:margin-top="0in" fo:margin-bottom="0in" loext:contextual-spacing="false" fo:line-height="100%" fo:text-align="start" style:justify-single-word="false"/>
      <style:text-properties fo:color="#319e37"/>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footnote_20_text" style:display-name="footnote text" style:family="paragraph" style:parent-style-name="Standard" style:default-outline-level="">
      <style:paragraph-properties fo:margin-top="0in" fo:margin-bottom="0in" loext:contextual-spacing="false" fo:line-height="100%" fo:text-align="start" style:justify-single-word="false" fo:hyphenation-ladder-count="no-limit"/>
      <style:text-properties fo:color="#000000" style:font-name="Verdana" fo:font-family="Verdana" style:font-family-generic="roman" style:font-pitch="variable" fo:font-size="10pt" style:font-name-asian="ＭＳ 明朝" style:font-family-asian="'ＭＳ 明朝'" style:font-family-generic-asian="system" style:font-pitch-asian="variable" style:font-size-asian="10pt" style:language-asian="en" style:country-asian="US" style:font-name-complex="Helvetica" style:font-family-complex="Helvetica" style:font-family-generic-complex="system" style:font-pitch-complex="variable" fo:hyphenate="true" fo:hyphenation-remain-char-count="2" fo:hyphenation-push-char-count="2"/>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l" fo:country="GR" style:font-name-asian="Times New Roman1" style:font-family-asian="'Times New Roman'" style:font-family-generic-asian="system" style:font-pitch-asian="variable" style:font-size-asian="10pt" style:language-asian="el" style:country-asian="GR" style:font-name-complex="Courier New1" style:font-family-complex="'Courier New'" style:font-family-generic-complex="system" style:font-pitch-complex="variable" style:font-size-complex="10pt" fo:hyphenate="true" fo:hyphenation-remain-char-count="2" fo:hyphenation-push-char-count="2"/>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fo:hyphenation-ladder-count="no-limit"/>
      <style:text-properties style:font-name="Times New Roman" fo:font-family="'Times New Roman'" style:font-family-generic="roman" style:font-pitch="variable" fo:language="el" fo:country="GR" style:font-name-asian="Times New Roman1" style:font-family-asian="'Times New Roman'" style:font-family-generic-asian="system" style:font-pitch-asian="variable" style:language-asian="el" style:country-asian="GR" style:font-name-complex="Times New Roman1" style:font-family-complex="'Times New Roman'" style:font-family-generic-complex="system" style:font-pitch-complex="variable" fo:hyphenate="true" fo:hyphenation-remain-char-count="2" fo:hyphenation-push-char-count="2"/>
    </style:style>
    <style:style style:name="Revision" style:family="paragraph" style:default-outline-level="">
      <style:paragraph-properties fo:text-align="start" style:justify-single-word="false" fo:orphans="2" fo:widows="2" fo:hyphenation-ladder-count="no-limit" style:writing-mode="lr-tb"/>
      <style:text-properties fo:color="#00000a"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ar" style:country-complex="SA" fo:hyphenate="false" fo:hyphenation-remain-char-count="2" fo:hyphenation-push-char-count="2"/>
    </style:style>
    <style:style style:name="Footnote" style:family="paragraph" style:parent-style-name="Standard" style:default-outline-level="" style:class="extra"/>
    <style:style style:name="Quotations"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References" style:family="paragraph" style:parent-style-name="Standard" style:default-outline-level="">
      <style:paragraph-properties fo:margin-left="0in" fo:margin-right="0in" fo:margin-top="0in" fo:margin-bottom="0in" loext:contextual-spacing="false" fo:line-height="100%" fo:text-align="justify" style:justify-single-word="false" fo:text-indent="0.2in" style:auto-text-indent="false"/>
      <style:text-properties style:font-name="Times New Roman" fo:font-family="'Times New Roman'" style:font-family-generic="roman" style:font-pitch="variable" fo:font-size="9pt" fo:language="en" fo:country="US"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language-asian="zh" style:country-asian="CN" style:font-weight-asian="bold" style:font-name-complex="F"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1_20_Char" style:display-name="Heading 1 Char" style:family="text" style:parent-style-name="Default_20_Paragraph_20_Font">
      <style:text-properties fo:color="#2797c9" style:font-name="Calibri" fo:font-family="Calibri" style:font-family-generic="roman" style:font-pitch="variable" fo:font-size="20pt" fo:language="nl" fo:country="NL" fo:font-weight="bold" style:font-name-asian="ＭＳ ゴシック" style:font-family-asian="'ＭＳ ゴシック'" style:font-family-generic-asian="system" style:font-pitch-asian="variable" style:font-size-asian="20pt" style:language-asian="zh" style:country-asian="CN" style:font-weight-asian="bold" style:font-name-complex="F" style:font-family-generic-complex="system" style:font-pitch-complex="variable" style:font-size-complex="22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language-asian="zh" style:country-asian="CN" style:font-weight-asian="bold" style:font-name-complex="F" style:font-family-generic-complex="system" style:font-pitch-complex="variable" style:font-size-complex="13pt"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font-name-asian="ＭＳ ゴシック" style:font-family-asian="'ＭＳ ゴシック'" style:font-family-generic-asian="system" style:font-pitch-asian="variable" style:font-size-asian="26pt" style:language-asian="zh" style:country-asian="CN" style:font-name-complex="F" style:font-family-generic-complex="system" style:font-pitch-complex="variable" style:font-size-complex="26pt"/>
    </style:style>
    <style:style style:name="Header_20_Char" style:display-name="Header Char" style:family="text" style:parent-style-name="Default_20_Paragraph_20_Font">
      <style:text-properties style:font-name="Cambria" fo:font-family="Cambria" style:font-family-generic="roman" style:font-pitch="variable" fo:font-size="12pt" fo:language="nl" fo:country="NL" style:font-size-asian="12pt" style:font-size-complex="12pt"/>
    </style:style>
    <style:style style:name="Footer_20_Char" style:display-name="Footer Char" style:family="text" style:parent-style-name="Default_20_Paragraph_20_Font">
      <style:text-properties style:font-name="Cambria" fo:font-family="Cambria" style:font-family-generic="roman" style:font-pitch="variable" fo:font-size="12pt" fo:language="nl" fo:country="NL" style:font-size-asian="12pt" style:font-size-complex="12pt"/>
    </style:style>
    <style:style style:name="Subtitle_20_Char" style:display-name="Subtitle Char" style:family="text" style:parent-style-name="Default_20_Paragraph_20_Font">
      <style:text-properties fo:color="#4f81bd" style:font-name="Calibri" fo:font-family="Calibri" style:font-family-generic="roman" style:font-pitch="variable" fo:letter-spacing="0.0102in" fo:language="nl" fo:country="NL" fo:font-style="italic" style:font-name-asian="ＭＳ ゴシック" style:font-family-asian="'ＭＳ ゴシック'" style:font-family-generic-asian="system" style:font-pitch-asian="variable" style:language-asian="zh" style:country-asian="CN" style:font-style-asian="italic" style:font-name-complex="F" style:font-family-generic-complex="system" style:font-pitch-complex="variable" style:font-style-complex="italic"/>
    </style:style>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style>
    <style:style style:name="Comment_20_Subject_20_Char" style:display-name="Comment Subject Char" style:family="text" style:parent-style-name="Comment_20_Text_20_Char">
      <style:text-properties style:font-name="Calibri" fo:font-family="Calibri" style:font-family-generic="roman" style:font-pitch="variable" fo:font-size="10pt" fo:font-weight="bold" style:font-name-asian="Calibri1" style:font-family-asian="Calibri" style:font-family-generic-asian="system" style:font-pitch-asian="variable" style:font-size-asian="10pt" style:language-asian="zh" style:country-asian="CN" style:font-weight-asian="bold" style:font-name-complex="Calibri1" style:font-family-complex="Calibri"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Text_20_Char" style:display-name="Footnote Text Char" style:family="text" style:parent-style-name="Default_20_Paragraph_20_Font">
      <style:text-properties fo:color="#000000" style:font-name="Verdana" fo:font-family="Verdana" style:font-family-generic="roman" style:font-pitch="variable" fo:font-size="10pt" style:font-size-asian="10pt" style:font-name-complex="Helvetica" style:font-family-complex="Helvetica" style:font-family-generic-complex="system" style:font-pitch-complex="variable"/>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l" fo:country="GR" style:font-name-asian="Times New Roman1" style:font-family-asian="'Times New Roman'" style:font-family-generic-asian="system" style:font-pitch-asian="variable" style:font-size-asian="10pt" style:language-asian="el" style:country-asian="GR"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2797c9"/>
    </style:style>
    <style:style style:name="ListLabel_20_2" style:display-name="ListLabel 2" style:family="text">
      <style:text-properties fo:color="#319e37"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color="#4f81bd"/>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name-asian="Times New Roman1" style:font-family-asian="'Times New Roman'" style:font-family-generic-asian="system" style:font-pitch-asian="variable" style:font-size-asian="11pt"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7" style:display-name="ListLabel 7" style:family="text">
      <style:text-properties style:font-name="Cambria" fo:font-family="Cambria" style:font-family-generic="roman" style:font-pitch="variable" fo:font-size="11pt" style:font-size-asian="11pt"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ambria" fo:font-family="Cambria" style:font-family-generic="roman" style:font-pitch="variable" fo:font-size="11pt" style:font-size-asian="11pt"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1" style:display-name="ListLabel 11" style:family="text">
      <style:text-properties fo:font-size="11pt" style:font-size-asian="11pt"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fo:font-size="11pt" style:font-size-asian="11pt"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1pt" style:font-size-asian="11pt" style:font-name-complex="Calibri1" style:font-family-complex="Calibri"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1pt" style:font-size-asian="11pt" style:font-name-complex="Calibri1" style:font-family-complex="Calibri"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fo:font-size="11pt" style:font-size-asian="11pt"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fo:font-size="11pt" style:font-size-asian="11pt"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fo:font-size="11pt" style:font-size-asian="11pt"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7.1861in" fo:margin-left="-0.7875in" fo:margin-top="0in" fo:margin-bottom="0in" table:align="left" style:writing-mode="lr-tb"/>
    </style:style>
    <style:style style:name="Table3.A" style:family="table-column">
      <style:table-column-properties style:column-width="1.75in"/>
    </style:style>
    <style:style style:name="Table3.B" style:family="table-column">
      <style:table-column-properties style:column-width="1.8903in"/>
    </style:style>
    <style:style style:name="Table3.C" style:family="table-column">
      <style:table-column-properties style:column-width="2.1292in"/>
    </style:style>
    <style:style style:name="Table3.D" style:family="table-column">
      <style:table-column-properties style:column-width="1.416in"/>
    </style:style>
    <style:style style:name="Table3.1" style:family="table-row">
      <style:table-row-properties fo:keep-together="auto"/>
    </style:style>
    <style:style style:name="Table3.A1" style:family="table-cell">
      <style:table-cell-properties style:vertical-align="middle" fo:background-color="#ffffff" fo:padding-left="0.075in" fo:padding-right="0.075in" fo:padding-top="0in" fo:padding-bottom="0in" fo:border="none">
        <style:background-image/>
      </style:table-cell-properties>
    </style:style>
    <style:style style:name="MP1" style:family="paragraph" style:parent-style-name="Standard">
      <style:paragraph-properties fo:margin-top="0in" fo:margin-bottom="0.0835in" loext:contextual-spacing="false" fo:text-align="end" style:justify-single-word="false"/>
    </style:style>
    <style:style style:name="MP2" style:family="paragraph" style:parent-style-name="Standard">
      <style:paragraph-properties fo:margin-top="0in" fo:margin-bottom="0.0835in" loext:contextual-spacing="false" fo:text-align="center" style:justify-single-word="false"/>
    </style:style>
    <style:style style:name="MP3" style:family="paragraph" style:parent-style-name="Header">
      <style:paragraph-properties fo:margin-top="0in" fo:margin-bottom="0in" loext:contextual-spacing="false" fo:text-align="center" style:justify-single-word="false"/>
    </style:style>
    <style:style style:name="MP4" style:family="paragraph" style:parent-style-name="Header">
      <style:paragraph-properties fo:margin-top="0in" fo:margin-bottom="0in" loext:contextual-spacing="false" fo:text-align="center" style:justify-single-word="false" fo:padding-left="0in" fo:padding-right="0in" fo:padding-top="0in" fo:padding-bottom="0.0138in" fo:border-left="none" fo:border-right="none" fo:border-top="none" fo:border-bottom="0.51pt solid #00000a"/>
    </style:style>
    <style:style style:name="MP5" style:family="paragraph" style:parent-style-name="Header">
      <style:paragraph-properties fo:margin-top="0in" fo:margin-bottom="0in" loext:contextual-spacing="false" fo:text-align="center" style:justify-single-word="false" fo:padding-left="0in" fo:padding-right="0in" fo:padding-top="0in" fo:padding-bottom="0.0138in" fo:border-left="none" fo:border-right="none" fo:border-top="none" fo:border-bottom="0.51pt solid #00000a"/>
      <style:text-properties fo:color="#00000a" style:font-name="Calibri" fo:font-size="12pt" fo:language="el" fo:country="GR" style:font-name-asian="Calibri1" style:font-size-asian="12pt" style:language-asian="zh" style:country-asian="CN" style:font-name-complex="Calibri1" style:font-size-complex="12pt" style:language-complex="ar" style:country-complex="SA"/>
    </style:style>
    <style:style style:name="MT1" style:family="text">
      <style:text-properties fo:color="#365f91" style:font-name="Cambria" fo:font-size="11pt" fo:language="el" fo:country="GR" fo:font-weight="bold" style:font-size-asian="11pt" style:font-weight-asian="bold"/>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6898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54in" fo:margin-left="0in" fo:margin-right="0in" fo:margin-bottom="0.2457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draw:frame draw:style-name="Mfr1" draw:name="Picture" text:anchor-type="as-char" svg:width="1.6043in" svg:height="0.802in" draw:z-index="5"><draw:image xlink:href="Pictures/10000000000000C000000060F0C9850F.png" xlink:type="simple" xlink:show="embed" xlink:actuate="onLoad"/><svg:desc>Untitled</svg:desc></draw:frame></text:p>
            </table:table-cell>
            <table:table-cell table:style-name="Table3.A1" office:value-type="string">
              <text:p text:style-name="MP2"><draw:frame draw:style-name="Mfr1" draw:name="Image1" text:anchor-type="as-char" svg:width="1.5728in" svg:height="0.4689in" draw:z-index="11"><draw:image xlink:href="Pictures/10000000000001210000005893408CB2.png" xlink:type="simple" xlink:show="embed" xlink:actuate="onLoad"/><svg:desc>Untitled</svg:desc></draw:frame></text:p>
            </table:table-cell>
            <table:table-cell table:style-name="Table3.A1" office:value-type="string">
              <text:p text:style-name="MP2"><draw:frame draw:style-name="Mfr1" draw:name="Image2" text:anchor-type="as-char" svg:width="1.9689in" svg:height="0.6346in" draw:z-index="17"><draw:image xlink:href="Pictures/10000000000001800000007CD43D9DAA.jpg" xlink:type="simple" xlink:show="embed" xlink:actuate="onLoad"/><svg:desc>grnet3</svg:desc></draw:frame></text:p>
            </table:table-cell>
            <table:table-cell table:style-name="Table3.A1" office:value-type="string">
              <text:p text:style-name="MP2"><draw:frame draw:style-name="Mfr1" draw:name="Image3" text:anchor-type="as-char" svg:width="0.9898in" svg:height="0.6346in" draw:z-index="23"><draw:image xlink:href="Pictures/10000000000000DA0000008CAFC6452F.jpg" xlink:type="simple" xlink:show="embed" xlink:actuate="onLoad"/></draw:frame></text:p>
            </table:table-cell>
          </table:table-row>
        </table:table>
        <text:p text:style-name="MP3"><text:span text:style-name="MT1">‘Ταξιδεύοντας στο μονοπάτι της Έρευνας’</text:span></text:p>
        <text:p text:style-name="MP4"><text:span text:style-name="MT1">Εθνικό Δίκτυο Έρευνας και Τεχνολογίας </text:span></text:p>
        <text:p text:style-name="MP5"/>
      </style:head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11:14:00</meta:creation-date>
    <meta:initial-creator>Sylvia Kuijpers</meta:initial-creator>
    <dc:language>en-US</dc:language>
    <dc:date>2015-10-30T17:35:46.640172748</dc:date>
    <meta:editing-cycles>107</meta:editing-cycles>
    <meta:editing-duration>PT2H27M11S</meta:editing-duration>
    <meta:generator>LibreOffice/4.3.7.2$Linux_X86_64 LibreOffice_project/430m0$Build-2</meta:generator>
    <meta:document-statistic meta:table-count="9" meta:image-count="4" meta:object-count="0" meta:page-count="6" meta:paragraph-count="146" meta:word-count="1532" meta:character-count="11381" meta:non-whitespace-character-count="9982"/>
    <meta:template xlink:type="simple" xlink:actuate="onRequest" xlink:title="Normal" xlink:href=""/>
  </office:meta>
</office:document-meta>
</file>